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63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39.53mm"/>
    </style:style>
    <style:style style:name="co6" style:family="table-column">
      <style:table-column-properties fo:break-before="auto" style:column-width="27.36mm"/>
    </style:style>
    <style:style style:name="co7" style:family="table-column">
      <style:table-column-properties fo:break-before="auto" style:column-width="59.9mm"/>
    </style:style>
    <style:style style:name="co8" style:family="table-column">
      <style:table-column-properties fo:break-before="auto" style:column-width="99.99mm"/>
    </style:style>
    <style:style style:name="co9" style:family="table-column">
      <style:table-column-properties fo:break-before="auto" style:column-width="47.52mm"/>
    </style:style>
    <style:style style:name="co10" style:family="table-column">
      <style:table-column-properties fo:break-before="auto" style:column-width="27.78mm"/>
    </style:style>
    <style:style style:name="co11" style:family="table-column">
      <style:table-column-properties fo:break-before="auto" style:column-width="43.96mm"/>
    </style:style>
    <style:style style:name="co12" style:family="table-column">
      <style:table-column-properties fo:break-before="auto" style:column-width="41.13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.57mm" fo:break-before="auto" style:use-optimal-row-height="false"/>
    </style:style>
    <style:style style:name="ro5" style:family="table-row">
      <style:table-row-properties style:row-height="24.43mm" fo:break-before="auto" style:use-optimal-row-height="true"/>
    </style:style>
    <style:style style:name="ro6" style:family="table-row">
      <style:table-row-properties style:row-height="7.18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6" style:family="table-cell" style:parent-style-name="Default">
      <style:text-properties style:font-name="Open Sans1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style:font-name="Open Sans1"/>
    </style:style>
    <style:style style:name="ce18" style:family="table-cell" style:parent-style-name="Default">
      <style:text-properties style:font-name="Open Sans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Open Sans1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 style:data-style-name="N137">
      <style:table-cell-properties style:diagonal-bl-tr="none" style:diagonal-tl-br="none" fo:border="none" fo:padding="0.71mm" style:rotation-align="none"/>
    </style:style>
    <style:style style:name="ce2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Default" style:data-style-name="N11"/>
    <style:style style:name="ce35" style:family="table-cell" style:parent-style-name="Default" style:data-style-name="N104"/>
    <style:style style:name="ce36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1" table:default-cell-style-name="ce17"/>
        <table:table-column table:style-name="co2" table:number-columns-repeated="1023" table:default-cell-style-name="ce17"/>
        <table:table-row table:style-name="ro1">
          <table:table-cell table:style-name="ce16" office:value-type="string" calcext:value-type="string">
            <text:p>Time Accountin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8" office:value-type="string" calcext:value-type="string">
            <text:p>Time spent per Sprint</text:p>
          </table:table-cell>
          <table:table-cell table:number-columns-repeated="1023"/>
        </table:table-row>
        <table:table-row table:style-name="ro2">
          <table:table-cell>
            <draw:frame table:end-cell-address="Report.F27" table:end-x="19.31mm" table:end-y="3.04mm" draw:z-index="0" draw:style-name="gr1" draw:text-style-name="P1" svg:width="152.78mm" svg:height="99.22mm" svg:x="0.97mm" svg:y="3.16mm">
              <loext:p/>
              <draw:object draw:notify-on-update-of-ranges="pivot_sprints.A2:pivot_sprints.A16 pivot_sprints.B2:pivot_sprints.B16 pivot_sprints.C2:pivot_sprints.C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style-name="ce19" table:formula="of:=&quot;We spent on average &quot; &amp; ROUND(sprint_average; 2) &amp;  &quot; hours per sprint which is close to the intended 34 hours. Due to additional work in other modules and personal appointments during Sprint 6, we pre-compensated the missing work in Sprint 5. &quot;" office:value-type="string" office:string-value="We spent on average 33.61 hours per sprint which is close to the intended 34 hours. Due to additional work in other modules and personal appointments during Sprint 6, we pre-compensated the missing work in Sprint 5. " calcext:value-type="string" table:number-columns-spanned="6" table:number-rows-spanned="2">
            <text:p>We spent on average 33.61 hours per sprint which is close to the intended 34 hours. Due to additional work in other modules and personal appointments during Sprint 6, we pre-compensated the missing work in Sprint 5. </text:p>
          </table:table-cell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Time spent per Component</text:p>
          </table:table-cell>
          <table:table-cell table:number-columns-repeated="1023"/>
        </table:table-row>
        <table:table-row table:style-name="ro2">
          <table:table-cell>
            <draw:frame table:end-cell-address="Report.F51" table:end-x="11.64mm" table:end-y="1.64mm" draw:z-index="2" draw:style-name="gr1" draw:text-style-name="P1" svg:width="146.07mm" svg:height="82.16mm" svg:x="0.01mm" svg:y="0.76mm">
              <loext:p/>
              <draw:object draw:notify-on-update-of-ranges="pivot_components.A2:pivot_components.A7 pivot_components.B2:pivot_components.B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5">
          <table:table-cell table:style-name="ce19" office:value-type="string" calcext:value-type="string" table:number-columns-spanned="6" table:number-rows-spanned="1">
            <text:p>As intended, we spent the most time on the prototype. The management that includes project and sprint planning, standup and advisory meetings, as well as infrastructure tasks, took approximately a quarter of the project budget. The final submission document and the concept paper overlap because they are submitted together and can therefore not be isolated completely. 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Estimated co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6">
          <table:table-cell table:style-name="ce20" table:formula="of:=&quot;Using the hourly wage from the module Software Engineering 2, the total project costs would be &quot;&amp;ROUND([pivot_components.D8];0)&amp;&quot; CHF in practice.&quot;" office:value-type="string" office:string-value="Using the hourly wage from the module Software Engineering 2, the total project costs would be 40581 CHF in practice." calcext:value-type="string" table:number-columns-spanned="6" table:number-rows-spanned="1">
            <text:p>Using the hourly wage from the module Software Engineering 2, the total project costs would be 40581 CHF in practic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Time spent per Person</text:p>
          </table:table-cell>
          <table:table-cell table:number-columns-repeated="1023"/>
        </table:table-row>
        <table:table-row table:style-name="ro2">
          <table:table-cell>
            <draw:frame table:end-cell-address="Report.F78" table:end-x="13.16mm" table:end-y="2.88mm" draw:z-index="1" draw:style-name="gr1" draw:text-style-name="P1" svg:width="147.6mm" svg:height="83.02mm" svg:x="0mm" svg:y="1.14mm">
              <loext:p/>
              <draw:object draw:notify-on-update-of-ranges="pivot_users.A2:pivot_users.A3 pivot_users.B2:pivot_users.B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logs" table:style-name="ta1"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2" table:default-cell-style-name="ce6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2" table:default-cell-style-name="ce5"/>
        <table:table-column table:style-name="co6" table:default-cell-style-name="ce5"/>
        <table:table-column table:style-name="co2" table:default-cell-style-name="ce5"/>
        <table:table-column table:style-name="co4" table:number-columns-repeated="3" table:default-cell-style-name="ce5"/>
        <table:table-column table:style-name="co7" table:default-cell-style-name="ce5"/>
        <table:table-column table:style-name="co4" table:number-columns-repeated="16" table:default-cell-style-name="ce5"/>
        <table:table-column table:style-name="co4" table:number-columns-repeated="994" table:default-cell-style-name="Default"/>
        <table:table-row table:style-name="ro7">
          <table:table-cell table:style-name="ce21" office:value-type="string" calcext:value-type="string">
            <text:p>Issue Key</text:p>
          </table:table-cell>
          <table:table-cell table:style-name="ce21" office:value-type="string" calcext:value-type="string">
            <text:p>Issue summary</text:p>
          </table:table-cell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Work date</text:p>
          </table:table-cell>
          <table:table-cell table:style-name="ce21" office:value-type="string" calcext:value-type="string">
            <text:p>Username</text:p>
          </table:table-cell>
          <table:table-cell table:style-name="ce21" office:value-type="string" calcext:value-type="string">
            <text:p>Full name</text:p>
          </table:table-cell>
          <table:table-cell table:style-name="ce21" office:value-type="string" calcext:value-type="string">
            <text:p>Period</text:p>
          </table:table-cell>
          <table:table-cell table:style-name="ce21" office:value-type="string" calcext:value-type="string">
            <text:p>Account Key</text:p>
          </table:table-cell>
          <table:table-cell table:style-name="ce21" office:value-type="string" calcext:value-type="string">
            <text:p>Account Name</text:p>
          </table:table-cell>
          <table:table-cell table:style-name="ce21" office:value-type="string" calcext:value-type="string">
            <text:p>Account Lead</text:p>
          </table:table-cell>
          <table:table-cell table:style-name="ce21" office:value-type="string" calcext:value-type="string">
            <text:p>Account Category</text:p>
          </table:table-cell>
          <table:table-cell table:style-name="ce21" office:value-type="string" calcext:value-type="string">
            <text:p>Account Customer</text:p>
          </table:table-cell>
          <table:table-cell table:style-name="ce21" office:value-type="string" calcext:value-type="string">
            <text:p>Activity Name</text:p>
          </table:table-cell>
          <table:table-cell table:style-name="ce21" office:value-type="string" calcext:value-type="string">
            <text:p>Component</text:p>
          </table:table-cell>
          <table:table-cell table:style-name="ce21" office:value-type="string" calcext:value-type="string">
            <text:p>All Components</text:p>
          </table:table-cell>
          <table:table-cell table:style-name="ce21" office:value-type="string" calcext:value-type="string">
            <text:p>Version Name</text:p>
          </table:table-cell>
          <table:table-cell table:style-name="ce21" office:value-type="string" calcext:value-type="string">
            <text:p>Issue Type</text:p>
          </table:table-cell>
          <table:table-cell table:style-name="ce21" office:value-type="string" calcext:value-type="string">
            <text:p>Issue Status</text:p>
          </table:table-cell>
          <table:table-cell table:style-name="ce21" office:value-type="string" calcext:value-type="string">
            <text:p>Project Key</text:p>
          </table:table-cell>
          <table:table-cell table:style-name="ce21" office:value-type="string" calcext:value-type="string">
            <text:p>Project Name</text:p>
          </table:table-cell>
          <table:table-cell table:style-name="ce21" office:value-type="string" calcext:value-type="string">
            <text:p>Epic</text:p>
          </table:table-cell>
          <table:table-cell table:style-name="ce21" office:value-type="string" calcext:value-type="string">
            <text:p>Epic Link</text:p>
          </table:table-cell>
          <table:table-cell table:style-name="ce21" office:value-type="string" calcext:value-type="string">
            <text:p>Work Description</text:p>
          </table:table-cell>
          <table:table-cell table:style-name="ce21" office:value-type="string" calcext:value-type="string">
            <text:p>Parent Key</text:p>
          </table:table-cell>
          <table:table-cell table:style-name="ce21" office:value-type="string" calcext:value-type="string">
            <text:p>Reporter</text:p>
          </table:table-cell>
          <table:table-cell table:style-name="ce21" office:value-type="string" calcext:value-type="string">
            <text:p>External Hours</text:p>
          </table:table-cell>
          <table:table-cell table:style-name="ce21" office:value-type="string" calcext:value-type="string">
            <text:p>Billed Hours</text:p>
          </table:table-cell>
          <table:table-cell table:style-name="ce21" office:value-type="string" calcext:value-type="string">
            <text:p>Issue Original Estimate</text:p>
          </table:table-cell>
          <table:table-cell table:style-name="ce21" office:value-type="string" calcext:value-type="string">
            <text:p>Issue Remaining Estimate</text:p>
          </table:table-cell>
          <table:table-cell table:style-name="ce21" office:value-type="string" calcext:value-type="string">
            <text:p>Sprint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</text:p>
          </table:table-cell>
          <table:table-cell office:value-type="string" calcext:value-type="string">
            <text:p>Set JIRA Project to public readab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18" calcext:value-type="date">
            <text:p>2017-9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</text:p>
          </table:table-cell>
          <table:table-cell office:value-type="string" calcext:value-type="string">
            <text:p>Sprint Planning Sprint <text:s/>1</text:p>
          </table:table-cell>
          <table:table-cell office:value-type="float" office:value="2" calcext:value-type="float">
            <text:p>2</text:p>
          </table:table-cell>
          <table:table-cell office:value-type="date" office:date-value="2017-09-18" calcext:value-type="date">
            <text:p>2017-9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</text:p>
          </table:table-cell>
          <table:table-cell office:value-type="string" calcext:value-type="string">
            <text:p>Sprint Planning Sprint <text:s/>1</text:p>
          </table:table-cell>
          <table:table-cell office:value-type="float" office:value="2" calcext:value-type="float">
            <text:p>2</text:p>
          </table:table-cell>
          <table:table-cell office:value-type="date" office:date-value="2017-09-18" calcext:value-type="date">
            <text:p>2017-9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print plann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</text:p>
          </table:table-cell>
          <table:table-cell office:value-type="string" calcext:value-type="string">
            <text:p>Project-Kickoff Meeting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18" calcext:value-type="date">
            <text:p>2017-9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</text:p>
          </table:table-cell>
          <table:table-cell office:value-type="string" calcext:value-type="string">
            <text:p>Project-Kickoff Meeting</text:p>
          </table:table-cell>
          <table:table-cell office:value-type="float" office:value="2" calcext:value-type="float">
            <text:p>2</text:p>
          </table:table-cell>
          <table:table-cell office:value-type="date" office:date-value="2017-09-18" calcext:value-type="date">
            <text:p>2017-9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Discussion / 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</text:p>
          </table:table-cell>
          <table:table-cell office:value-type="string" calcext:value-type="string">
            <text:p>Project-Kickoff Meeting</text:p>
          </table:table-cell>
          <table:table-cell office:value-type="float" office:value="2" calcext:value-type="float">
            <text:p>2</text:p>
          </table:table-cell>
          <table:table-cell office:value-type="date" office:date-value="2017-09-18" calcext:value-type="date">
            <text:p>2017-9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Discuss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</text:p>
          </table:table-cell>
          <table:table-cell office:value-type="string" calcext:value-type="string">
            <text:p>Write paragraph "Quality Measures" for Project Plan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19" calcext:value-type="date">
            <text:p>2017-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Working on issue REDPRO-1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3</text:p>
          </table:table-cell>
          <table:table-cell office:value-type="string" calcext:value-type="string">
            <text:p>Setup latexdiff in CI to be able to create diff-pdf for easier review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19" calcext:value-type="date">
            <text:p>2017-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3</text:p>
          </table:table-cell>
          <table:table-cell office:value-type="string" calcext:value-type="string">
            <text:p>Setup latexdiff in CI to be able to create diff-pdf for easier review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19" calcext:value-type="date">
            <text:p>2017-9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</text:p>
          </table:table-cell>
          <table:table-cell office:value-type="string" calcext:value-type="string">
            <text:p>Write paragraph "Project Organization" for Project Pla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19" calcext:value-type="date">
            <text:p>2017-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Write paragraph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</text:p>
          </table:table-cell>
          <table:table-cell office:value-type="string" calcext:value-type="string">
            <text:p>Setup proper backup solu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09-19" calcext:value-type="date">
            <text:p>2017-9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</text:p>
          </table:table-cell>
          <table:table-cell office:value-type="string" calcext:value-type="string">
            <text:p>Write paragraph "Project Workflow" for Project Plan</text:p>
          </table:table-cell>
          <table:table-cell office:value-type="float" office:value="2.75" calcext:value-type="float">
            <text:p>2.75</text:p>
          </table:table-cell>
          <table:table-cell office:value-type="date" office:date-value="2017-09-19" calcext:value-type="date">
            <text:p>2017-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Wrote first draf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</text:p>
          </table:table-cell>
          <table:table-cell office:value-type="string" calcext:value-type="string">
            <text:p>Write paragraph "Project Overview" for Project Pla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19" calcext:value-type="date">
            <text:p>2017-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Working on issue REDPRO-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</text:p>
          </table:table-cell>
          <table:table-cell office:value-type="string" calcext:value-type="string">
            <text:p>Standup-Meetings Sprint <text:s/>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19" calcext:value-type="date">
            <text:p>2017-9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</text:p>
          </table:table-cell>
          <table:table-cell office:value-type="string" calcext:value-type="string">
            <text:p>Standup-Meetings Sprint <text:s/>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19" calcext:value-type="date">
            <text:p>2017-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tandup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3</text:p>
          </table:table-cell>
          <table:table-cell office:value-type="string" calcext:value-type="string">
            <text:p>Setup latexdiff in CI to be able to create diff-pdf for easier review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09-19" calcext:value-type="date">
            <text:p>2017-9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</text:p>
          </table:table-cell>
          <table:table-cell office:value-type="string" calcext:value-type="string">
            <text:p>Setup proper backup solu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0" calcext:value-type="date">
            <text:p>2017-9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Discuss realisation with rzimmerm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</text:p>
          </table:table-cell>
          <table:table-cell office:value-type="string" calcext:value-type="string">
            <text:p>Write paragraph "Project Workflow" for Project Pla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0" calcext:value-type="date">
            <text:p>2017-9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Besprechu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</text:p>
          </table:table-cell>
          <table:table-cell office:value-type="string" calcext:value-type="string">
            <text:p>Setup proper backup solu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20" calcext:value-type="date">
            <text:p>2017-9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Fix problem with cronjob &amp; manual ru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</text:p>
          </table:table-cell>
          <table:table-cell office:value-type="string" calcext:value-type="string">
            <text:p>Write paragraph "Risk Management" for Project Pla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09-21" calcext:value-type="date">
            <text:p>2017-9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Create initial risk tabl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</text:p>
          </table:table-cell>
          <table:table-cell office:value-type="string" calcext:value-type="string">
            <text:p>Write paragraph "Infrastructure" for Project Plan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09-21" calcext:value-type="date">
            <text:p>2017-9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Working on issue REDPRO-1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</text:p>
          </table:table-cell>
          <table:table-cell office:value-type="string" calcext:value-type="string">
            <text:p>Write paragraph "Project Organization" for Project Pla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21" calcext:value-type="date">
            <text:p>2017-9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components chapter and minor adjustmen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</text:p>
          </table:table-cell>
          <table:table-cell office:value-type="string" calcext:value-type="string">
            <text:p>Write paragraph "Project Workflow" for Project Pla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1" calcext:value-type="date">
            <text:p>2017-9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Besprechu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</text:p>
          </table:table-cell>
          <table:table-cell office:value-type="string" calcext:value-type="string">
            <text:p>Kickoff Meeting with Me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22" calcext:value-type="date">
            <text:p>2017-9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riting Protoco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</text:p>
          </table:table-cell>
          <table:table-cell office:value-type="string" calcext:value-type="string">
            <text:p>Kickoff Meeting with MeF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2" calcext:value-type="date">
            <text:p>2017-9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itzu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</text:p>
          </table:table-cell>
          <table:table-cell office:value-type="string" calcext:value-type="string">
            <text:p>Kickoff Meeting with MeF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2" calcext:value-type="date">
            <text:p>2017-9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</text:p>
          </table:table-cell>
          <table:table-cell office:value-type="string" calcext:value-type="string">
            <text:p>Add license notice to the website.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2" calcext:value-type="date">
            <text:p>2017-9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Add License and emoji link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</text:p>
          </table:table-cell>
          <table:table-cell office:value-type="string" calcext:value-type="string">
            <text:p>Write paragraph "Risk Management" for Project Plan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09-22" calcext:value-type="date">
            <text:p>2017-9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ew and extend risk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</text:p>
          </table:table-cell>
          <table:table-cell office:value-type="string" calcext:value-type="string">
            <text:p>Write paragraph "Risk Management" for Project Pla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24" calcext:value-type="date">
            <text:p>2017-9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Address issu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</text:p>
          </table:table-cell>
          <table:table-cell office:value-type="string" calcext:value-type="string">
            <text:p>Kickoff Meeting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4" calcext:value-type="date">
            <text:p>2017-9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rite Agenda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</text:p>
          </table:table-cell>
          <table:table-cell office:value-type="string" calcext:value-type="string">
            <text:p>Kickoff Meeting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5" calcext:value-type="date">
            <text:p>2017-9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Discussion on agenda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</text:p>
          </table:table-cell>
          <table:table-cell office:value-type="string" calcext:value-type="string">
            <text:p>Write paragraph "Quality Measures" for Project Plan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5" calcext:value-type="date">
            <text:p>2017-9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ew, minor adjustments and merg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</text:p>
          </table:table-cell>
          <table:table-cell office:value-type="string" calcext:value-type="string">
            <text:p>Write paragraph "Project Organization" for Project Pla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5" calcext:value-type="date">
            <text:p>2017-9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ew and merg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</text:p>
          </table:table-cell>
          <table:table-cell office:value-type="string" calcext:value-type="string">
            <text:p>Write paragraph "Quality Measures" for Project Pla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25" calcext:value-type="date">
            <text:p>2017-9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Working on issue REDPRO-1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</text:p>
          </table:table-cell>
          <table:table-cell office:value-type="string" calcext:value-type="string">
            <text:p>Write paragraph "Project Workflow" for Project Plan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7-09-25" calcext:value-type="date">
            <text:p>2017-9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se project pla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</text:p>
          </table:table-cell>
          <table:table-cell office:value-type="string" calcext:value-type="string">
            <text:p>Standup-Meetings Sprint <text:s/>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5" calcext:value-type="date">
            <text:p>2017-9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</text:p>
          </table:table-cell>
          <table:table-cell office:value-type="string" calcext:value-type="string">
            <text:p>Standup-Meetings Sprint <text:s/>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5" calcext:value-type="date">
            <text:p>2017-9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</text:p>
          </table:table-cell>
          <table:table-cell office:value-type="string" calcext:value-type="string">
            <text:p>Write paragraph "Risk Management" for Project Pla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25" calcext:value-type="date">
            <text:p>2017-9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ew / Language improvements.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</text:p>
          </table:table-cell>
          <table:table-cell office:value-type="string" calcext:value-type="string">
            <text:p>Write paragraph "Project Organization" for Project Pla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5" calcext:value-type="date">
            <text:p>2017-9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ew / Language Improvemen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</text:p>
          </table:table-cell>
          <table:table-cell office:value-type="string" calcext:value-type="string">
            <text:p>Write paragraph "Infrastructure" for Project Pla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5" calcext:value-type="date">
            <text:p>2017-9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Essential Project Pla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8</text:p>
          </table:table-cell>
          <table:table-cell office:value-type="string" calcext:value-type="string">
            <text:p>Tempo time reports public/user visibility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26" calcext:value-type="date">
            <text:p>2017-9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upport reques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6" calcext:value-type="date">
            <text:p>2017-9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</text:p>
          </table:table-cell>
          <table:table-cell office:value-type="string" calcext:value-type="string">
            <text:p>Setup latex template for the project plan and the final submission document</text:p>
          </table:table-cell>
          <table:table-cell office:value-type="float" office:value="3" calcext:value-type="float">
            <text:p>3</text:p>
          </table:table-cell>
          <table:table-cell office:value-type="date" office:date-value="2017-09-26" calcext:value-type="date">
            <text:p>2017-9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2</text:p>
          </table:table-cell>
          <table:table-cell office:value-type="string" calcext:value-type="string">
            <text:p>Setup rough concept paper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6" calcext:value-type="date">
            <text:p>2017-9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9</text:p>
          </table:table-cell>
          <table:table-cell office:value-type="string" calcext:value-type="string">
            <text:p>Write "Scientific Writing Guide"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6" calcext:value-type="date">
            <text:p>2017-9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1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7</text:p>
          </table:table-cell>
          <table:table-cell office:value-type="string" calcext:value-type="string">
            <text:p>Project Plan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26" calcext:value-type="date">
            <text:p>2017-9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7</text:p>
          </table:table-cell>
          <table:table-cell office:value-type="string" calcext:value-type="string">
            <text:p>Project Plan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26" calcext:value-type="date">
            <text:p>2017-9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8</text:p>
          </table:table-cell>
          <table:table-cell office:value-type="string" calcext:value-type="string">
            <text:p>Mini-Retro Sprint <text:s/>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6" calcext:value-type="date">
            <text:p>2017-9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8</text:p>
          </table:table-cell>
          <table:table-cell office:value-type="string" calcext:value-type="string">
            <text:p>Mini-Retro Sprint <text:s/>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6" calcext:value-type="date">
            <text:p>2017-9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7</text:p>
          </table:table-cell>
          <table:table-cell office:value-type="string" calcext:value-type="string">
            <text:p>Sprint Planning Sprint <text:s/>2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6" calcext:value-type="date">
            <text:p>2017-9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7</text:p>
          </table:table-cell>
          <table:table-cell office:value-type="string" calcext:value-type="string">
            <text:p>Sprint Planning Sprint <text:s/>2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6" calcext:value-type="date">
            <text:p>2017-9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</text:p>
          </table:table-cell>
          <table:table-cell office:value-type="string" calcext:value-type="string">
            <text:p>Setup latex template for the project plan and the final submission docum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28" calcext:value-type="date">
            <text:p>2017-9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Configure Bamboo build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2</text:p>
          </table:table-cell>
          <table:table-cell office:value-type="string" calcext:value-type="string">
            <text:p>Setup rough concept pap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8" calcext:value-type="date">
            <text:p>2017-9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Review structur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9</text:p>
          </table:table-cell>
          <table:table-cell office:value-type="string" calcext:value-type="string">
            <text:p>Write "Scientific Writing Guide"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09-28" calcext:value-type="date">
            <text:p>2017-9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28" calcext:value-type="date">
            <text:p>2017-9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Discuss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09-28" calcext:value-type="date">
            <text:p>2017-9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Discuss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3" calcext:value-type="float">
            <text:p>3</text:p>
          </table:table-cell>
          <table:table-cell office:value-type="date" office:date-value="2017-09-29" calcext:value-type="date">
            <text:p>2017-9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0</text:p>
          </table:table-cell>
          <table:table-cell office:value-type="string" calcext:value-type="string">
            <text:p>Weekly Meeting with Adviser 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9" calcext:value-type="date">
            <text:p>2017-9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0</text:p>
          </table:table-cell>
          <table:table-cell office:value-type="string" calcext:value-type="string">
            <text:p>Weekly Meeting with Adviser 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9" calcext:value-type="date">
            <text:p>2017-9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3" calcext:value-type="float">
            <text:p>3</text:p>
          </table:table-cell>
          <table:table-cell office:value-type="date" office:date-value="2017-09-29" calcext:value-type="date">
            <text:p>2017-9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Research + Discuss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8</text:p>
          </table:table-cell>
          <table:table-cell office:value-type="string" calcext:value-type="string">
            <text:p>Tempo time reports public/user visibility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09-29" calcext:value-type="date">
            <text:p>2017-9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Configure user self-registration and guest user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30" calcext:value-type="date">
            <text:p>2017-9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5</text:p>
          </table:table-cell>
          <table:table-cell office:value-type="string" calcext:value-type="string">
            <text:p>Academic Research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30" calcext:value-type="date">
            <text:p>2017-9-3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3</text:p>
          </table:table-cell>
          <table:table-cell office:value-type="string" calcext:value-type="string">
            <text:p>Infrastructure Updates Week 4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09-30" calcext:value-type="date">
            <text:p>2017-9-3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2</text:p>
          </table:table-cell>
          <table:table-cell office:value-type="string" calcext:value-type="string">
            <text:p>Navigation fix and definition of done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01" calcext:value-type="date">
            <text:p>2017-10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6</text:p>
          </table:table-cell>
          <table:table-cell office:value-type="string" calcext:value-type="string">
            <text:p>Brainstorm basic concep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Summarise thoughts on desig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4</text:p>
          </table:table-cell>
          <table:table-cell office:value-type="string" calcext:value-type="string">
            <text:p>Define quality of service attributes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7</text:p>
          </table:table-cell>
          <table:table-cell office:value-type="string" calcext:value-type="string">
            <text:p>Project Plan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Increase risk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7</text:p>
          </table:table-cell>
          <table:table-cell office:value-type="string" calcext:value-type="string">
            <text:p>Project Plan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5</text:p>
          </table:table-cell>
          <table:table-cell office:value-type="string" calcext:value-type="string">
            <text:p>Sprint Planning Sprint <text:s/>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 Issu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5</text:p>
          </table:table-cell>
          <table:table-cell office:value-type="string" calcext:value-type="string">
            <text:p>Sprint Planning Sprint <text:s/>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7</text:p>
          </table:table-cell>
          <table:table-cell office:value-type="string" calcext:value-type="string">
            <text:p>Project Plan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0</text:p>
          </table:table-cell>
          <table:table-cell office:value-type="string" calcext:value-type="string">
            <text:p>Weekly Meeting with Adviser 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1</text:p>
          </table:table-cell>
          <table:table-cell office:value-type="string" calcext:value-type="string">
            <text:p>Standup Meeting Sprint <text:s/>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tandups Sprint <text:s/>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1</text:p>
          </table:table-cell>
          <table:table-cell office:value-type="string" calcext:value-type="string">
            <text:p>Standup Meeting Sprint <text:s/>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0</text:p>
          </table:table-cell>
          <table:table-cell office:value-type="string" calcext:value-type="string">
            <text:p>Retrospective 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0</text:p>
          </table:table-cell>
          <table:table-cell office:value-type="string" calcext:value-type="string">
            <text:p>Retrospective 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4</text:p>
          </table:table-cell>
          <table:table-cell office:value-type="string" calcext:value-type="string">
            <text:p>Define quality of service attribut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rite down basic roles &amp; responsibiliti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7</text:p>
          </table:table-cell>
          <table:table-cell office:value-type="string" calcext:value-type="string">
            <text:p>Project Plan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implement remarks by MeF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0</text:p>
          </table:table-cell>
          <table:table-cell office:value-type="string" calcext:value-type="string">
            <text:p>Weekly Meeting with Adviser 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2" calcext:value-type="date">
            <text:p>2017-10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rite Protoco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6</text:p>
          </table:table-cell>
          <table:table-cell office:value-type="string" calcext:value-type="string">
            <text:p>Elaborate and describe possible Scenarios 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03" calcext:value-type="date">
            <text:p>2017-10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Review and merg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03" calcext:value-type="date">
            <text:p>2017-10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Working on issue REDPRO-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4</text:p>
          </table:table-cell>
          <table:table-cell office:value-type="string" calcext:value-type="string">
            <text:p>Research and Settle for a Case Tool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3" calcext:value-type="date">
            <text:p>2017-10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2" office:value-type="string" calcext:value-type="string">
            <text:p>Management</text:p>
          </table:table-cell>
          <table:table-cell office:value-type="string" calcext:value-type="string">
            <text:p>Concept Paper;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Add draw.io to JIRA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0</text:p>
          </table:table-cell>
          <table:table-cell office:value-type="string" calcext:value-type="string">
            <text:p>Finalize Quality of Service Attributes / (N)FRs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03" calcext:value-type="date">
            <text:p>2017-10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2" office:value-type="string" calcext:value-type="string">
            <text:p>Management</text:p>
          </table:table-cell>
          <table:table-cell office:value-type="string" calcext:value-type="string">
            <text:p>Concept Paper;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Working on issue REDPRO-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4</text:p>
          </table:table-cell>
          <table:table-cell office:value-type="string" calcext:value-type="string">
            <text:p>Research and Settle for a Case Tool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3" calcext:value-type="date">
            <text:p>2017-10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2" office:value-type="string" calcext:value-type="string">
            <text:p>Management</text:p>
          </table:table-cell>
          <table:table-cell office:value-type="string" calcext:value-type="string">
            <text:p>Concept Paper;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Working on issue REDPRO-4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5</text:p>
          </table:table-cell>
          <table:table-cell office:value-type="string" calcext:value-type="string">
            <text:p>Sprint Planning Sprint <text:s/>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3" calcext:value-type="date">
            <text:p>2017-10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6</text:p>
          </table:table-cell>
          <table:table-cell office:value-type="string" calcext:value-type="string">
            <text:p>Brainstorm basic concep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3" calcext:value-type="date">
            <text:p>2017-10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6</text:p>
          </table:table-cell>
          <table:table-cell office:value-type="string" calcext:value-type="string">
            <text:p>Brainstorm basic concep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3" calcext:value-type="date">
            <text:p>2017-10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Discuss possibiliti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4</text:p>
          </table:table-cell>
          <table:table-cell office:value-type="string" calcext:value-type="string">
            <text:p>Define quality of service attribut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3" calcext:value-type="date">
            <text:p>2017-10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6</text:p>
          </table:table-cell>
          <table:table-cell office:value-type="string" calcext:value-type="string">
            <text:p>Brainstorm basic concep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3" calcext:value-type="date">
            <text:p>2017-10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1</text:p>
          </table:table-cell>
          <table:table-cell office:value-type="string" calcext:value-type="string">
            <text:p>Working on issue REDPRO-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print <text:s/>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6</text:p>
          </table:table-cell>
          <table:table-cell office:value-type="string" calcext:value-type="string">
            <text:p>Elaborate and describe possible Scenarios 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05" calcext:value-type="date">
            <text:p>2017-10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Identify more scenario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5" calcext:value-type="date">
            <text:p>2017-10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Review Language Requiremen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0</text:p>
          </table:table-cell>
          <table:table-cell office:value-type="string" calcext:value-type="string">
            <text:p>Finalize Quality of Service Attributes / (N)FRs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06" calcext:value-type="date">
            <text:p>2017-10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2" office:value-type="string" calcext:value-type="string">
            <text:p>Management</text:p>
          </table:table-cell>
          <table:table-cell office:value-type="string" calcext:value-type="string">
            <text:p>Concept Paper;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Review and group elemen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9</text:p>
          </table:table-cell>
          <table:table-cell office:value-type="string" calcext:value-type="string">
            <text:p>Standup-Meetings Sprint <text:s/>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6" calcext:value-type="date">
            <text:p>2017-10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9</text:p>
          </table:table-cell>
          <table:table-cell office:value-type="string" calcext:value-type="string">
            <text:p>Standup-Meetings Sprint <text:s/>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6" calcext:value-type="date">
            <text:p>2017-10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6</text:p>
          </table:table-cell>
          <table:table-cell office:value-type="string" calcext:value-type="string">
            <text:p>Elaborate and describe possible Scenarios </text:p>
          </table:table-cell>
          <table:table-cell office:value-type="float" office:value="3" calcext:value-type="float">
            <text:p>3</text:p>
          </table:table-cell>
          <table:table-cell office:value-type="date" office:date-value="2017-10-08" calcext:value-type="date">
            <text:p>2017-10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Working on issue REDPRO-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7</text:p>
          </table:table-cell>
          <table:table-cell office:value-type="string" calcext:value-type="string">
            <text:p>Draft testing section in concept paper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Working on issue REDPRO-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6</text:p>
          </table:table-cell>
          <table:table-cell office:value-type="string" calcext:value-type="string">
            <text:p>Elaborate and describe possible Scenarios 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Review and resolve merge conflic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6</text:p>
          </table:table-cell>
          <table:table-cell office:value-type="string" calcext:value-type="string">
            <text:p>Elaborate and describe possible Scenarios 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Working on issue REDPRO-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6</text:p>
          </table:table-cell>
          <table:table-cell office:value-type="string" calcext:value-type="string">
            <text:p>Elaborate and describe possible Scenarios </text:p>
          </table:table-cell>
          <table:table-cell office:value-type="float" office:value="3" calcext:value-type="float">
            <text:p>3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Write scenario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Working on issue REDPRO-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Working on issue REDPRO-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7</text:p>
          </table:table-cell>
          <table:table-cell office:value-type="string" calcext:value-type="string">
            <text:p>Investigate why CI does not build certain branch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9</text:p>
          </table:table-cell>
          <table:table-cell office:value-type="string" calcext:value-type="string">
            <text:p>Standup-Meetings Sprint <text:s/>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1</text:p>
          </table:table-cell>
          <table:table-cell office:value-type="string" calcext:value-type="string">
            <text:p>Mini-Retro Sprint <text:s/>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21</text:p>
          </table:table-cell>
          <table:table-cell office:value-type="string" calcext:value-type="string">
            <text:p>Mini-Retro Sprint <text:s/>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2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9</text:p>
          </table:table-cell>
          <table:table-cell office:value-type="string" calcext:value-type="string">
            <text:p>Standup-Meetings Sprint <text:s/>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8</text:p>
          </table:table-cell>
          <table:table-cell office:value-type="string" calcext:value-type="string">
            <text:p>Carry out language evalu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Language-Evaluation</text:p>
          </table:table-cell>
          <table:table-cell office:value-type="string" calcext:value-type="string">
            <text:p>Working on issue REDPRO-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0</text:p>
          </table:table-cell>
          <table:table-cell office:value-type="string" calcext:value-type="string">
            <text:p>Finalize Quality of Service Attributes / (N)FR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09" calcext:value-type="date">
            <text:p>2017-10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2" office:value-type="string" calcext:value-type="string">
            <text:p>Management</text:p>
          </table:table-cell>
          <table:table-cell office:value-type="string" calcext:value-type="string">
            <text:p>Concept Paper;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Review &amp; minor language improvemen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6</text:p>
          </table:table-cell>
          <table:table-cell office:value-type="string" calcext:value-type="string">
            <text:p>Renew Licenses for JIRA/Bitbucket/Tempo/Crowd etc.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2</text:p>
          </table:table-cell>
          <table:table-cell office:value-type="string" calcext:value-type="string">
            <text:p>Refine Scenario descript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1</text:p>
          </table:table-cell>
          <table:table-cell office:value-type="string" calcext:value-type="string">
            <text:p>Meeting Week 4 with MeF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1</text:p>
          </table:table-cell>
          <table:table-cell office:value-type="string" calcext:value-type="string">
            <text:p>Meeting Week 4 with MeF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2</text:p>
          </table:table-cell>
          <table:table-cell office:value-type="string" calcext:value-type="string">
            <text:p>Refine Scenario descript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5</text:p>
          </table:table-cell>
          <table:table-cell office:value-type="string" calcext:value-type="string">
            <text:p>Get started with Rust and its network stack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1</text:p>
          </table:table-cell>
          <table:table-cell office:value-type="string" calcext:value-type="string">
            <text:p>Meeting Week 4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Prepare agenda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8</text:p>
          </table:table-cell>
          <table:table-cell office:value-type="string" calcext:value-type="string">
            <text:p>Sprint Planning Sprint <text:s/>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8</text:p>
          </table:table-cell>
          <table:table-cell office:value-type="string" calcext:value-type="string">
            <text:p>Sprint Planning Sprint <text:s/>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47</text:p>
          </table:table-cell>
          <table:table-cell office:value-type="string" calcext:value-type="string">
            <text:p>Draft testing section in concept pap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0" calcext:value-type="date">
            <text:p>2017-10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2</text:p>
          </table:table-cell>
          <table:table-cell office:value-type="string" calcext:value-type="string">
            <text:p>Review &amp; Reseach alternatives (socks proxy)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Sprint <text:s/>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1</text:p>
          </table:table-cell>
          <table:table-cell office:value-type="string" calcext:value-type="string">
            <text:p>Meeting Week 4 with MeF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11" calcext:value-type="date">
            <text:p>2017-10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rite minutes and create issu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1</text:p>
          </table:table-cell>
          <table:table-cell office:value-type="string" calcext:value-type="string">
            <text:p>Meeting Week 4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2" calcext:value-type="date">
            <text:p>2017-10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 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2</text:p>
          </table:table-cell>
          <table:table-cell office:value-type="string" calcext:value-type="string">
            <text:p>Refine Scenario descript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2</text:p>
          </table:table-cell>
          <table:table-cell office:value-type="string" calcext:value-type="string">
            <text:p>Refine Scenario descript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5</text:p>
          </table:table-cell>
          <table:table-cell office:value-type="string" calcext:value-type="string">
            <text:p>Get started with Rust and its network stack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9</text:p>
          </table:table-cell>
          <table:table-cell office:value-type="string" calcext:value-type="string">
            <text:p>Stadup-Meetings Sprint <text:s/>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9</text:p>
          </table:table-cell>
          <table:table-cell office:value-type="string" calcext:value-type="string">
            <text:p>Stadup-Meetings Sprint <text:s/>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3" calcext:value-type="date">
            <text:p>2017-10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5</text:p>
          </table:table-cell>
          <table:table-cell office:value-type="string" calcext:value-type="string">
            <text:p>Get started with Rust and its network stack</text:p>
          </table:table-cell>
          <table:table-cell office:value-type="float" office:value="6" calcext:value-type="float">
            <text:p>6</text:p>
          </table:table-cell>
          <table:table-cell office:value-type="date" office:date-value="2017-10-14" calcext:value-type="date">
            <text:p>2017-10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5</text:p>
          </table:table-cell>
          <table:table-cell office:value-type="string" calcext:value-type="string">
            <text:p>Get started with Rust and its network stack</text:p>
          </table:table-cell>
          <table:table-cell office:value-type="float" office:value="6" calcext:value-type="float">
            <text:p>6</text:p>
          </table:table-cell>
          <table:table-cell office:value-type="date" office:date-value="2017-10-15" calcext:value-type="date">
            <text:p>2017-10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2</text:p>
          </table:table-cell>
          <table:table-cell office:value-type="string" calcext:value-type="string">
            <text:p>Refine Scenario description</text:p>
          </table:table-cell>
          <table:table-cell office:value-type="float" office:value="3" calcext:value-type="float">
            <text:p>3</text:p>
          </table:table-cell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3</text:p>
          </table:table-cell>
          <table:table-cell office:value-type="string" calcext:value-type="string">
            <text:p>Describe resposibilities of all components</text:p>
          </table:table-cell>
          <table:table-cell office:value-type="float" office:value="4.25" calcext:value-type="float">
            <text:p>4.25</text:p>
          </table:table-cell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9</text:p>
          </table:table-cell>
          <table:table-cell office:value-type="string" calcext:value-type="string">
            <text:p>Stadup-Meetings Sprint <text:s/>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9</text:p>
          </table:table-cell>
          <table:table-cell office:value-type="string" calcext:value-type="string">
            <text:p>Stadup-Meetings Sprint <text:s/>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6" calcext:value-type="date">
            <text:p>2017-10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4</text:p>
          </table:table-cell>
          <table:table-cell office:value-type="string" calcext:value-type="string">
            <text:p>Review Specificat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4</text:p>
          </table:table-cell>
          <table:table-cell office:value-type="string" calcext:value-type="string">
            <text:p>Review Specification</text:p>
          </table:table-cell>
          <table:table-cell office:value-type="float" office:value="5.25" calcext:value-type="float">
            <text:p>5.25</text:p>
          </table:table-cell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.25" calcext:value-type="float">
            <text:p>5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8</text:p>
          </table:table-cell>
          <table:table-cell office:value-type="string" calcext:value-type="string">
            <text:p>Sprint Planning Sprint <text:s/>5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8</text:p>
          </table:table-cell>
          <table:table-cell office:value-type="string" calcext:value-type="string">
            <text:p>Sprint Planning Sprint <text:s/>5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3</text:p>
          </table:table-cell>
          <table:table-cell office:value-type="string" calcext:value-type="string">
            <text:p>Describe resposibilities of all components</text:p>
          </table:table-cell>
          <table:table-cell office:value-type="float" office:value="3" calcext:value-type="float">
            <text:p>3</text:p>
          </table:table-cell>
          <table:table-cell office:value-type="date" office:date-value="2017-10-17" calcext:value-type="date">
            <text:p>2017-10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3</text:p>
          </table:table-cell>
          <table:table-cell office:value-type="string" calcext:value-type="string">
            <text:p>Working on issue REDPRO-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4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1</text:p>
          </table:table-cell>
          <table:table-cell office:value-type="string" calcext:value-type="string">
            <text:p>Clarify if git is an possible storage backen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4</text:p>
          </table:table-cell>
          <table:table-cell office:value-type="string" calcext:value-type="string">
            <text:p>Review Specification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7</text:p>
          </table:table-cell>
          <table:table-cell office:value-type="string" calcext:value-type="string">
            <text:p>Remove examiner from the title sheet in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8" calcext:value-type="date">
            <text:p>2017-10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8</text:p>
          </table:table-cell>
          <table:table-cell office:value-type="string" calcext:value-type="string">
            <text:p>Clarify that requirements are vague on purpos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8</text:p>
          </table:table-cell>
          <table:table-cell office:value-type="string" calcext:value-type="string">
            <text:p>Clarify that requirements are vague on purpos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4</text:p>
          </table:table-cell>
          <table:table-cell office:value-type="string" calcext:value-type="string">
            <text:p>Review Specific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4</text:p>
          </table:table-cell>
          <table:table-cell office:value-type="string" calcext:value-type="string">
            <text:p>Review Specific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4</text:p>
          </table:table-cell>
          <table:table-cell office:value-type="string" calcext:value-type="string">
            <text:p>Review Specif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19" calcext:value-type="date">
            <text:p>2017-10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6</text:p>
          </table:table-cell>
          <table:table-cell office:value-type="string" calcext:value-type="string">
            <text:p>Meeting Week 5 with Me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9</text:p>
          </table:table-cell>
          <table:table-cell office:value-type="string" calcext:value-type="string">
            <text:p>Discuss possible strategies using the morphological box tequniqu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9</text:p>
          </table:table-cell>
          <table:table-cell office:value-type="string" calcext:value-type="string">
            <text:p>Discuss possible strategies using the morphological box tequniqu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fix issu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9</text:p>
          </table:table-cell>
          <table:table-cell office:value-type="string" calcext:value-type="string">
            <text:p>Discuss possible strategies using the morphological box tequnique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6</text:p>
          </table:table-cell>
          <table:table-cell office:value-type="string" calcext:value-type="string">
            <text:p>Meeting Week 5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6</text:p>
          </table:table-cell>
          <table:table-cell office:value-type="string" calcext:value-type="string">
            <text:p>Meeting Week 5 with Me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0</text:p>
          </table:table-cell>
          <table:table-cell office:value-type="string" calcext:value-type="string">
            <text:p>Discuss possible Hash-Collision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7</text:p>
          </table:table-cell>
          <table:table-cell office:value-type="string" calcext:value-type="string">
            <text:p>Stadup-Meetings Sprint <text:s/>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7</text:p>
          </table:table-cell>
          <table:table-cell office:value-type="string" calcext:value-type="string">
            <text:p>Stadup-Meetings Sprint <text:s/>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0" calcext:value-type="date">
            <text:p>2017-10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9</text:p>
          </table:table-cell>
          <table:table-cell office:value-type="string" calcext:value-type="string">
            <text:p>Get familiar with Rust and its Network Stack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21" calcext:value-type="date">
            <text:p>2017-10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.75" calcext:value-type="float">
            <text:p>16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6</text:p>
          </table:table-cell>
          <table:table-cell office:value-type="string" calcext:value-type="string">
            <text:p>Meeting Week 5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1" calcext:value-type="date">
            <text:p>2017-10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9</text:p>
          </table:table-cell>
          <table:table-cell office:value-type="string" calcext:value-type="string">
            <text:p>Discuss possible strategies using the morphological box tequniqu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1" calcext:value-type="date">
            <text:p>2017-10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1</text:p>
          </table:table-cell>
          <table:table-cell office:value-type="string" calcext:value-type="string">
            <text:p>Infrastructure Updates Week 42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21" calcext:value-type="date">
            <text:p>2017-10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9</text:p>
          </table:table-cell>
          <table:table-cell office:value-type="string" calcext:value-type="string">
            <text:p>Get familiar with Rust and its Network Stack</text:p>
          </table:table-cell>
          <table:table-cell office:value-type="float" office:value="8" calcext:value-type="float">
            <text:p>8</text:p>
          </table:table-cell>
          <table:table-cell office:value-type="date" office:date-value="2017-10-22" calcext:value-type="date">
            <text:p>2017-10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.75" calcext:value-type="float">
            <text:p>16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0</text:p>
          </table:table-cell>
          <table:table-cell office:value-type="string" calcext:value-type="string">
            <text:p>Discuss possible Hash-Collision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2</text:p>
          </table:table-cell>
          <table:table-cell office:value-type="string" calcext:value-type="string">
            <text:p>Discuss the need of physical time in the system and potential risks of 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9</text:p>
          </table:table-cell>
          <table:table-cell office:value-type="string" calcext:value-type="string">
            <text:p>Get familiar with Rust and its Network Stack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5" calcext:value-type="float">
            <text:p>16.7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2</text:p>
          </table:table-cell>
          <table:table-cell office:value-type="string" calcext:value-type="string">
            <text:p>Discuss the need of physical time in the system and potential risks of i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0</text:p>
          </table:table-cell>
          <table:table-cell office:value-type="string" calcext:value-type="string">
            <text:p>Discuss possible Hash-Collision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7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7</text:p>
          </table:table-cell>
          <table:table-cell office:value-type="string" calcext:value-type="string">
            <text:p>Stadup-Meetings Sprint <text:s/>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Working on issue REDPRO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4</text:p>
          </table:table-cell>
          <table:table-cell office:value-type="string" calcext:value-type="string">
            <text:p>Describe Data Structures relevant for Data transmiss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4</text:p>
          </table:table-cell>
          <table:table-cell office:value-type="string" calcext:value-type="string">
            <text:p>Discuss Draf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7</text:p>
          </table:table-cell>
          <table:table-cell office:value-type="string" calcext:value-type="string">
            <text:p>Stadup-Meetings Sprint <text:s/>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3" calcext:value-type="date">
            <text:p>2017-10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1</text:p>
          </table:table-cell>
          <table:table-cell office:value-type="string" calcext:value-type="string">
            <text:p>Continue to get familiar with Rust and its Network Stack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89</text:p>
          </table:table-cell>
          <table:table-cell office:value-type="string" calcext:value-type="string">
            <text:p>Bootstrap storage modu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0</text:p>
          </table:table-cell>
          <table:table-cell office:value-type="string" calcext:value-type="string">
            <text:p>Bootstrap Node modul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81</text:p>
          </table:table-cell>
          <table:table-cell office:value-type="string" calcext:value-type="string">
            <text:p>Configure latex gloss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5</text:p>
          </table:table-cell>
          <table:table-cell office:value-type="string" calcext:value-type="string">
            <text:p>Working on issue REDPRO-8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88</text:p>
          </table:table-cell>
          <table:table-cell office:value-type="string" calcext:value-type="string">
            <text:p>Bootstrap Management modul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8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87</text:p>
          </table:table-cell>
          <table:table-cell office:value-type="string" calcext:value-type="string">
            <text:p>Bootstrap Client modul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8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80</text:p>
          </table:table-cell>
          <table:table-cell office:value-type="string" calcext:value-type="string">
            <text:p>Tag Sprints 2 and 3 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85</text:p>
          </table:table-cell>
          <table:table-cell office:value-type="string" calcext:value-type="string">
            <text:p>Sprint Planning Sprint <text:s/>6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8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85</text:p>
          </table:table-cell>
          <table:table-cell office:value-type="string" calcext:value-type="string">
            <text:p>Sprint Planning Sprint <text:s/>6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8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5</text:p>
          </table:table-cell>
          <table:table-cell office:value-type="string" calcext:value-type="string">
            <text:p>Mini-Retro Sprint <text:s/>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75</text:p>
          </table:table-cell>
          <table:table-cell office:value-type="string" calcext:value-type="string">
            <text:p>Mini-Retro Sprint <text:s/>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4" calcext:value-type="date">
            <text:p>2017-10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7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5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89</text:p>
          </table:table-cell>
          <table:table-cell office:value-type="string" calcext:value-type="string">
            <text:p>Bootstrap storage modu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4T15:31:00" calcext:value-type="date">
            <text:p>2017-10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table:number-columns-repeated="2"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2</text:p>
          </table:table-cell>
          <table:table-cell office:value-type="string" calcext:value-type="string">
            <text:p>Write Glossary definitio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87</text:p>
          </table:table-cell>
          <table:table-cell office:value-type="string" calcext:value-type="string">
            <text:p>Bootstrap Client modu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Add link to websit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84</text:p>
          </table:table-cell>
          <table:table-cell office:value-type="string" calcext:value-type="string">
            <text:p>Improve diagrams in the specificatio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5</text:p>
          </table:table-cell>
          <table:table-cell office:value-type="string" calcext:value-type="string">
            <text:p>Working on issue REDPRO-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0</text:p>
          </table:table-cell>
          <table:table-cell office:value-type="string" calcext:value-type="string">
            <text:p>Bootstrap Node modu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89</text:p>
          </table:table-cell>
          <table:table-cell office:value-type="string" calcext:value-type="string">
            <text:p>Bootstrap storage modu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5" calcext:value-type="date">
            <text:p>2017-10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2</text:p>
          </table:table-cell>
          <table:table-cell office:value-type="string" calcext:value-type="string">
            <text:p>Write Glossary defini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6" calcext:value-type="date">
            <text:p>2017-10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Fix glossary and remove page number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6</text:p>
          </table:table-cell>
          <table:table-cell office:value-type="string" calcext:value-type="string">
            <text:p>Request Licenses for JIRA/Bitbucket/Tempo/Crowd etc.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26" calcext:value-type="date">
            <text:p>2017-10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rite short reques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2</text:p>
          </table:table-cell>
          <table:table-cell office:value-type="string" calcext:value-type="string">
            <text:p>Write Glossary defini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26" calcext:value-type="date">
            <text:p>2017-10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1</text:p>
          </table:table-cell>
          <table:table-cell office:value-type="string" calcext:value-type="string">
            <text:p>Continue to get familiar with Rust and its Network Stack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0-27" calcext:value-type="date">
            <text:p>2017-10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1</text:p>
          </table:table-cell>
          <table:table-cell office:value-type="string" calcext:value-type="string">
            <text:p>Continue to get familiar with Rust and its Network Stack</text:p>
          </table:table-cell>
          <table:table-cell office:value-type="float" office:value="8.5" calcext:value-type="float">
            <text:p>8.5</text:p>
          </table:table-cell>
          <table:table-cell office:value-type="date" office:date-value="2017-10-30" calcext:value-type="date">
            <text:p>2017-10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7</text:p>
          </table:table-cell>
          <table:table-cell office:value-type="string" calcext:value-type="string">
            <text:p>Setup Diesel + Sqlite 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6</text:p>
          </table:table-cell>
          <table:table-cell office:value-type="string" calcext:value-type="string">
            <text:p>Prototype Tokio Communication between client and node</text:p>
          </table:table-cell>
          <table:table-cell office:value-type="float" office:value="7.5" calcext:value-type="float">
            <text:p>7.5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6</text:p>
          </table:table-cell>
          <table:table-cell office:value-type="string" calcext:value-type="string">
            <text:p>Request Licenses for JIRA/Bitbucket/Tempo/Crowd etc.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end application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6</text:p>
          </table:table-cell>
          <table:table-cell office:value-type="string" calcext:value-type="string">
            <text:p>Request Licenses for JIRA/Bitbucket/Tempo/Crowd etc.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6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3</text:p>
          </table:table-cell>
          <table:table-cell office:value-type="string" calcext:value-type="string">
            <text:p>Sprint Planning Sprint <text:s/>7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3</text:p>
          </table:table-cell>
          <table:table-cell office:value-type="string" calcext:value-type="string">
            <text:p>Sprint Planning Sprint <text:s/>7</text:p>
          </table:table-cell>
          <table:table-cell office:value-type="float" office:value="1" calcext:value-type="float">
            <text:p>1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83</text:p>
          </table:table-cell>
          <table:table-cell office:value-type="string" calcext:value-type="string">
            <text:p>Send MeF the revised document when they are stab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5</text:p>
          </table:table-cell>
          <table:table-cell office:value-type="string" calcext:value-type="string">
            <text:p>Working on issue REDPRO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83</text:p>
          </table:table-cell>
          <table:table-cell office:value-type="string" calcext:value-type="string">
            <text:p>Send MeF the revised document when they are stab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0-31" calcext:value-type="date">
            <text:p>2017-10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Draft-5</text:p>
          </table:table-cell>
          <table:table-cell office:value-type="string" calcext:value-type="string">
            <text:p>Working on issue REDPRO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6</text:p>
          </table:table-cell>
          <table:table-cell office:value-type="string" calcext:value-type="string">
            <text:p>Prototype Tokio Communication between client and node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7-11-01" calcext:value-type="date">
            <text:p>2017-11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2</text:p>
          </table:table-cell>
          <table:table-cell office:value-type="string" calcext:value-type="string">
            <text:p>Infrastructure Updates Week 4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2" calcext:value-type="date">
            <text:p>2017-11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Update Backup server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8">
          <table:table-cell office:value-type="string" calcext:value-type="string">
            <text:p>REDPRO-66</text:p>
          </table:table-cell>
          <table:table-cell office:value-type="string" calcext:value-type="string">
            <text:p>Request Licenses for JIRA/Bitbucket/Tempo/Crowd etc.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02" calcext:value-type="date">
            <text:p>2017-11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- Try to fix issues as noted by atlassian</text:p>
            <text:p>- Reply to request mail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7</text:p>
          </table:table-cell>
          <table:table-cell office:value-type="string" calcext:value-type="string">
            <text:p>Setup Diesel + Sqlite </text:p>
          </table:table-cell>
          <table:table-cell office:value-type="float" office:value="5" calcext:value-type="float">
            <text:p>5</text:p>
          </table:table-cell>
          <table:table-cell office:value-type="date" office:date-value="2017-11-03" calcext:value-type="date">
            <text:p>2017-11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Configure Diesel, Automigrations and r2d2 connection pool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2</text:p>
          </table:table-cell>
          <table:table-cell office:value-type="string" calcext:value-type="string">
            <text:p>Infrastructure Updates Week 4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03" calcext:value-type="date">
            <text:p>2017-11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Install updates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6</text:p>
          </table:table-cell>
          <table:table-cell office:value-type="string" calcext:value-type="string">
            <text:p>Prototype Tokio Communication between client and node</text:p>
          </table:table-cell>
          <table:table-cell office:value-type="float" office:value="3.5" calcext:value-type="float">
            <text:p>3.5</text:p>
          </table:table-cell>
          <table:table-cell office:value-type="date" office:date-value="2017-11-03" calcext:value-type="date">
            <text:p>2017-11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finaliz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7</text:p>
          </table:table-cell>
          <table:table-cell office:value-type="string" calcext:value-type="string">
            <text:p>Setup Diesel + Sqlite </text:p>
          </table:table-cell>
          <table:table-cell office:value-type="float" office:value="3" calcext:value-type="float">
            <text:p>3</text:p>
          </table:table-cell>
          <table:table-cell office:value-type="date" office:date-value="2017-11-05" calcext:value-type="date">
            <text:p>2017-11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7</text:p>
          </table:table-cell>
          <table:table-cell office:value-type="string" calcext:value-type="string">
            <text:p>Setup Diesel + Sqlite </text:p>
          </table:table-cell>
          <table:table-cell office:value-type="float" office:value="4" calcext:value-type="float">
            <text:p>4</text:p>
          </table:table-cell>
          <table:table-cell office:value-type="date" office:date-value="2017-11-06" calcext:value-type="date">
            <text:p>2017-11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5</text:p>
          </table:table-cell>
          <table:table-cell office:value-type="string" calcext:value-type="string">
            <text:p>Finalize Testing Concept</text:p>
          </table:table-cell>
          <table:table-cell office:value-type="float" office:value="5.5" calcext:value-type="float">
            <text:p>5.5</text:p>
          </table:table-cell>
          <table:table-cell office:value-type="date" office:date-value="2017-11-06" calcext:value-type="date">
            <text:p>2017-11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66</text:p>
          </table:table-cell>
          <table:table-cell office:value-type="string" calcext:value-type="string">
            <text:p>Request Licenses for JIRA/Bitbucket/Tempo/Crowd etc.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6" calcext:value-type="date">
            <text:p>2017-11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Configure Licenses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4</text:p>
          </table:table-cell>
          <table:table-cell office:value-type="string" calcext:value-type="string">
            <text:p>Standup Meetings Sprint <text:s/>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6" calcext:value-type="date">
            <text:p>2017-11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4</text:p>
          </table:table-cell>
          <table:table-cell office:value-type="string" calcext:value-type="string">
            <text:p>Standup Meetings Sprint <text:s/>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6" calcext:value-type="date">
            <text:p>2017-11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9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6</text:p>
          </table:table-cell>
          <table:table-cell office:value-type="string" calcext:value-type="string">
            <text:p>Prototype Tokio Communication between client and n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6" calcext:value-type="date">
            <text:p>2017-11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6</text:p>
          </table:table-cell>
          <table:table-cell office:value-type="string" calcext:value-type="string">
            <text:p>Prototype Tokio Communication between client and n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6" calcext:value-type="date">
            <text:p>2017-11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implement changes suggested in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5</text:p>
          </table:table-cell>
          <table:table-cell office:value-type="string" calcext:value-type="string">
            <text:p>Database Abstraction Layer for Nod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07" calcext:value-type="date">
            <text:p>2017-11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0</text:p>
          </table:table-cell>
          <table:table-cell office:value-type="string" calcext:value-type="string">
            <text:p>Build extended docker image to generate junit and coverage report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1-07" calcext:value-type="date">
            <text:p>2017-11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8">
          <table:table-cell office:value-type="string" calcext:value-type="string">
            <text:p>REDPRO-98</text:p>
          </table:table-cell>
          <table:table-cell office:value-type="string" calcext:value-type="string">
            <text:p>Implement reasonable changes suggested by MeF in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7" calcext:value-type="date">
            <text:p>2017-11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Final</text:p>
          </table:table-cell>
          <table:table-cell office:value-type="string" calcext:value-type="string">
            <text:p>discussion</text:p>
            <text:p/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4</text:p>
          </table:table-cell>
          <table:table-cell office:value-type="string" calcext:value-type="string">
            <text:p>Setup new Build Server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1-07" calcext:value-type="date">
            <text:p>2017-11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Setup server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8</text:p>
          </table:table-cell>
          <table:table-cell office:value-type="string" calcext:value-type="string">
            <text:p>Implement reasonable changes suggested by MeF in the final submission docum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7" calcext:value-type="date">
            <text:p>2017-11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Final</text:p>
          </table:table-cell>
          <table:table-cell office:value-type="string" calcext:value-type="string">
            <text:p>Working on issue REDPRO-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0</text:p>
          </table:table-cell>
          <table:table-cell office:value-type="string" calcext:value-type="string">
            <text:p>Build extended docker image to generate junit and coverage report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1-07" calcext:value-type="date">
            <text:p>2017-11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1</text:p>
          </table:table-cell>
          <table:table-cell office:value-type="string" calcext:value-type="string">
            <text:p>Sprint Planning Sprint <text:s/>8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7" calcext:value-type="date">
            <text:p>2017-11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1</text:p>
          </table:table-cell>
          <table:table-cell office:value-type="string" calcext:value-type="string">
            <text:p>Sprint Planning Sprint <text:s/>8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7" calcext:value-type="date">
            <text:p>2017-11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5</text:p>
          </table:table-cell>
          <table:table-cell office:value-type="string" calcext:value-type="string">
            <text:p>Finalize Testing Concept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7-11-07" calcext:value-type="date">
            <text:p>2017-11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7</text:p>
          </table:table-cell>
          <table:table-cell office:value-type="string" calcext:value-type="string">
            <text:p>Setup Diesel + Sqlite 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7" calcext:value-type="date">
            <text:p>2017-11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7</text:p>
          </table:table-cell>
          <table:table-cell office:value-type="string" calcext:value-type="string">
            <text:p>Setup Diesel + Sqlite 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7" calcext:value-type="date">
            <text:p>2017-11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7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3</text:p>
          </table:table-cell>
          <table:table-cell office:value-type="string" calcext:value-type="string">
            <text:p>Meeting Week 8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9" calcext:value-type="date">
            <text:p>2017-11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3</text:p>
          </table:table-cell>
          <table:table-cell office:value-type="string" calcext:value-type="string">
            <text:p>Meeting Week 8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9" calcext:value-type="date">
            <text:p>2017-11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rite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3</text:p>
          </table:table-cell>
          <table:table-cell office:value-type="string" calcext:value-type="string">
            <text:p>Meeting Week 8 with MeF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9" calcext:value-type="date">
            <text:p>2017-11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7</text:p>
          </table:table-cell>
          <table:table-cell office:value-type="string" calcext:value-type="string">
            <text:p>Implement basic version of storage compon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9" calcext:value-type="date">
            <text:p>2017-11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3</text:p>
          </table:table-cell>
          <table:table-cell office:value-type="string" calcext:value-type="string">
            <text:p>Meeting Week 8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09" calcext:value-type="date">
            <text:p>2017-11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8</text:p>
          </table:table-cell>
          <table:table-cell office:value-type="string" calcext:value-type="string">
            <text:p>Implement reasonable changes suggested by MeF in the final submission docum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09" calcext:value-type="date">
            <text:p>2017-11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Final</text:p>
          </table:table-cell>
          <table:table-cell office:value-type="string" calcext:value-type="string">
            <text:p>Working on issue REDPRO-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0</text:p>
          </table:table-cell>
          <table:table-cell office:value-type="string" calcext:value-type="string">
            <text:p>Build extended docker image to generate junit and coverage report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1-10" calcext:value-type="date">
            <text:p>2017-11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3</text:p>
          </table:table-cell>
          <table:table-cell office:value-type="string" calcext:value-type="string">
            <text:p>Meeting Week 8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0" calcext:value-type="date">
            <text:p>2017-11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3</text:p>
          </table:table-cell>
          <table:table-cell office:value-type="string" calcext:value-type="string">
            <text:p>Meeting Week 8 with MeF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0" calcext:value-type="date">
            <text:p>2017-11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8</text:p>
          </table:table-cell>
          <table:table-cell office:value-type="string" calcext:value-type="string">
            <text:p>Database Abstraction Layer for Client</text:p>
          </table:table-cell>
          <table:table-cell office:value-type="float" office:value="4.75" calcext:value-type="float">
            <text:p>4.75</text:p>
          </table:table-cell>
          <table:table-cell office:value-type="date" office:date-value="2017-11-12" calcext:value-type="date">
            <text:p>2017-11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5</text:p>
          </table:table-cell>
          <table:table-cell office:value-type="string" calcext:value-type="string">
            <text:p>Database Abstraction Layer for Node</text:p>
          </table:table-cell>
          <table:table-cell office:value-type="float" office:value="7.5" calcext:value-type="float">
            <text:p>7.5</text:p>
          </table:table-cell>
          <table:table-cell office:value-type="date" office:date-value="2017-11-12" calcext:value-type="date">
            <text:p>2017-11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8</text:p>
          </table:table-cell>
          <table:table-cell office:value-type="string" calcext:value-type="string">
            <text:p>Database Abstraction Layer for Client</text:p>
          </table:table-cell>
          <table:table-cell office:value-type="float" office:value="3.5" calcext:value-type="float">
            <text:p>3.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5</text:p>
          </table:table-cell>
          <table:table-cell office:value-type="string" calcext:value-type="string">
            <text:p>Database Abstraction Layer for Node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Implement requested review changes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8</text:p>
          </table:table-cell>
          <table:table-cell office:value-type="string" calcext:value-type="string">
            <text:p>Implement reasonable changes suggested by MeF in the final submission documen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Final</text:p>
          </table:table-cell>
          <table:table-cell office:value-type="string" calcext:value-type="string">
            <text:p>Working on issue REDPRO-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0</text:p>
          </table:table-cell>
          <table:table-cell office:value-type="string" calcext:value-type="string">
            <text:p>Build extended docker image to generate junit and coverage repor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Review &amp; Merg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8</text:p>
          </table:table-cell>
          <table:table-cell office:value-type="string" calcext:value-type="string">
            <text:p>Implement reasonable changes suggested by MeF in the final submission docum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Final</text:p>
          </table:table-cell>
          <table:table-cell office:value-type="string" calcext:value-type="string">
            <text:p>Working on issue REDPRO-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7</text:p>
          </table:table-cell>
          <table:table-cell office:value-type="string" calcext:value-type="string">
            <text:p>Implement basic version of storage component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2</text:p>
          </table:table-cell>
          <table:table-cell office:value-type="string" calcext:value-type="string">
            <text:p>Standup Meetings Sprint <text:s/>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2</text:p>
          </table:table-cell>
          <table:table-cell office:value-type="string" calcext:value-type="string">
            <text:p>Standup Meetings Sprint <text:s/>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8</text:p>
          </table:table-cell>
          <table:table-cell office:value-type="string" calcext:value-type="string">
            <text:p>Database Abstraction Layer for Cli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5</text:p>
          </table:table-cell>
          <table:table-cell office:value-type="string" calcext:value-type="string">
            <text:p>Database Abstraction Layer for Nod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0</text:p>
          </table:table-cell>
          <table:table-cell office:value-type="string" calcext:value-type="string">
            <text:p>Build extended docker image to generate junit and coverage report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13" calcext:value-type="date">
            <text:p>2017-11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Implement changes suggested by fhauser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0</text:p>
          </table:table-cell>
          <table:table-cell office:value-type="string" calcext:value-type="string">
            <text:p>Build Chunk Index on the Cli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1</text:p>
          </table:table-cell>
          <table:table-cell office:value-type="string" calcext:value-type="string">
            <text:p>Implement Request handling of get chunk states on the nod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4</text:p>
          </table:table-cell>
          <table:table-cell office:value-type="string" calcext:value-type="string">
            <text:p>Sprint Planning Sprint <text:s/>9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4</text:p>
          </table:table-cell>
          <table:table-cell office:value-type="string" calcext:value-type="string">
            <text:p>Sprint Planning Sprint <text:s/>9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8</text:p>
          </table:table-cell>
          <table:table-cell office:value-type="string" calcext:value-type="string">
            <text:p>Implement reasonable changes suggested by MeF in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Concept Pap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Concept-Paper-Final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6</text:p>
          </table:table-cell>
          <table:table-cell office:value-type="string" calcext:value-type="string">
            <text:p>Mini Retro Sprint <text:s/>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6</text:p>
          </table:table-cell>
          <table:table-cell office:value-type="string" calcext:value-type="string">
            <text:p>Mini Retro Sprint <text:s/>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office:value-type="string" calcext:value-type="string">
            <text:p>Redbackup Prototype</text:p>
          </table:table-cell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0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8</text:p>
          </table:table-cell>
          <table:table-cell office:value-type="string" calcext:value-type="string">
            <text:p>Database Abstraction Layer for Cli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07</text:p>
          </table:table-cell>
          <table:table-cell office:value-type="string" calcext:value-type="string">
            <text:p>Implement basic version of storage compon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4" calcext:value-type="date">
            <text:p>2017-11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1</text:p>
          </table:table-cell>
          <table:table-cell office:value-type="string" calcext:value-type="string">
            <text:p>Implement Request handling of get chunk states on the node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6" calcext:value-type="date">
            <text:p>2017-11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7</text:p>
          </table:table-cell>
          <table:table-cell office:value-type="string" calcext:value-type="string">
            <text:p>Stand Up Meeting Sprint <text:s/>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7" calcext:value-type="date">
            <text:p>2017-11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0</text:p>
          </table:table-cell>
          <table:table-cell office:value-type="string" calcext:value-type="string">
            <text:p>Build Chunk Index on the Client</text:p>
          </table:table-cell>
          <table:table-cell office:value-type="float" office:value="2" calcext:value-type="float">
            <text:p>2</text:p>
          </table:table-cell>
          <table:table-cell office:value-type="date" office:date-value="2017-11-17" calcext:value-type="date">
            <text:p>2017-11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1</text:p>
          </table:table-cell>
          <table:table-cell office:value-type="string" calcext:value-type="string">
            <text:p>Implement Request handling of get chunk states on the nod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1-17" calcext:value-type="date">
            <text:p>2017-11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7</text:p>
          </table:table-cell>
          <table:table-cell office:value-type="string" calcext:value-type="string">
            <text:p>Stand Up Meeting Sprint <text:s/>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17" calcext:value-type="date">
            <text:p>2017-11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3</text:p>
          </table:table-cell>
          <table:table-cell office:value-type="string" calcext:value-type="string">
            <text:p>Infrastructure Updates Week 46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19" calcext:value-type="date">
            <text:p>2017-11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7</text:p>
          </table:table-cell>
          <table:table-cell office:value-type="string" calcext:value-type="string">
            <text:p>Stand Up Meeting Sprint <text:s/>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0</text:p>
          </table:table-cell>
          <table:table-cell office:value-type="string" calcext:value-type="string">
            <text:p>Build Chunk Index on the Cli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5</text:p>
          </table:table-cell>
          <table:table-cell office:value-type="string" calcext:value-type="string">
            <text:p>Plan documentation structure and final documentation sprint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2</text:p>
          </table:table-cell>
          <table:table-cell office:value-type="string" calcext:value-type="string">
            <text:p>Implement Request handling of post chunks on the nod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6</text:p>
          </table:table-cell>
          <table:table-cell office:value-type="string" calcext:value-type="string">
            <text:p>Highlight relevant issues in the requirement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2</text:p>
          </table:table-cell>
          <table:table-cell office:value-type="string" calcext:value-type="string">
            <text:p>Implement Request handling of post chunks on the node</text:p>
          </table:table-cell>
          <table:table-cell office:value-type="float" office:value="4" calcext:value-type="float">
            <text:p>4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7</text:p>
          </table:table-cell>
          <table:table-cell office:value-type="string" calcext:value-type="string">
            <text:p>Stand Up Meeting Sprint <text:s/>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0</text:p>
          </table:table-cell>
          <table:table-cell office:value-type="string" calcext:value-type="string">
            <text:p>Build Chunk Index on the Client</text:p>
          </table:table-cell>
          <table:table-cell office:value-type="float" office:value="4" calcext:value-type="float">
            <text:p>4</text:p>
          </table:table-cell>
          <table:table-cell office:value-type="date" office:date-value="2017-11-20" calcext:value-type="date">
            <text:p>2017-11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7</text:p>
          </table:table-cell>
          <table:table-cell office:value-type="string" calcext:value-type="string">
            <text:p>Refactor Backup Process on the Cli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5</text:p>
          </table:table-cell>
          <table:table-cell office:value-type="string" calcext:value-type="string">
            <text:p>Implement get root handles on the node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6</text:p>
          </table:table-cell>
          <table:table-cell office:value-type="string" calcext:value-type="string">
            <text:p>Implement get chunks on the n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7</text:p>
          </table:table-cell>
          <table:table-cell office:value-type="string" calcext:value-type="string">
            <text:p>Refactor Backup Process on the Clien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6</text:p>
          </table:table-cell>
          <table:table-cell office:value-type="string" calcext:value-type="string">
            <text:p>Implement get chunks on the node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3</text:p>
          </table:table-cell>
          <table:table-cell office:value-type="string" calcext:value-type="string">
            <text:p>Sprint Planning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1</text:p>
          </table:table-cell>
          <table:table-cell office:value-type="string" calcext:value-type="string">
            <text:p>Meeting Week 10 with MeF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3</text:p>
          </table:table-cell>
          <table:table-cell office:value-type="string" calcext:value-type="string">
            <text:p>Sprint Planning Sprint 10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1</text:p>
          </table:table-cell>
          <table:table-cell office:value-type="string" calcext:value-type="string">
            <text:p>Meeting Week 10 with Me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Preparation &amp; Protoco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1</text:p>
          </table:table-cell>
          <table:table-cell office:value-type="string" calcext:value-type="string">
            <text:p>Meeting Week 10 with MeF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3</text:p>
          </table:table-cell>
          <table:table-cell office:value-type="string" calcext:value-type="string">
            <text:p>Implement backup process on the client</text:p>
          </table:table-cell>
          <table:table-cell office:value-type="float" office:value="5" calcext:value-type="float">
            <text:p>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6</text:p>
          </table:table-cell>
          <table:table-cell office:value-type="string" calcext:value-type="string">
            <text:p>Highlight relevant issues in the requiremen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5</text:p>
          </table:table-cell>
          <table:table-cell office:value-type="string" calcext:value-type="string">
            <text:p>Plan documentation structure and final documentation sprin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5</text:p>
          </table:table-cell>
          <table:table-cell office:value-type="string" calcext:value-type="string">
            <text:p>Plan documentation structure and final documentation sprints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3</text:p>
          </table:table-cell>
          <table:table-cell office:value-type="string" calcext:value-type="string">
            <text:p>Implement backup process on the client</text:p>
          </table:table-cell>
          <table:table-cell office:value-type="float" office:value="2" calcext:value-type="float">
            <text:p>2</text:p>
          </table:table-cell>
          <table:table-cell office:value-type="date" office:date-value="2017-11-21" calcext:value-type="date">
            <text:p>2017-11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Core</text:p>
          </table:table-cell>
          <table:table-cell office:value-type="string" calcext:value-type="string">
            <text:p>Working on issue REDPRO-11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<text:s/>9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5</text:p>
          </table:table-cell>
          <table:table-cell office:value-type="string" calcext:value-type="string">
            <text:p>Implement get root handles on the n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2" calcext:value-type="date">
            <text:p>2017-11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7</text:p>
          </table:table-cell>
          <table:table-cell office:value-type="string" calcext:value-type="string">
            <text:p>Refactor Backup Process on the Client</text:p>
          </table:table-cell>
          <table:table-cell office:value-type="float" office:value="4" calcext:value-type="float">
            <text:p>4</text:p>
          </table:table-cell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2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2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8</text:p>
          </table:table-cell>
          <table:table-cell office:value-type="string" calcext:value-type="string">
            <text:p>Enable backup of large files</text:p>
          </table:table-cell>
          <table:table-cell office:value-type="float" office:value="3.75" calcext:value-type="float">
            <text:p>3.75</text:p>
          </table:table-cell>
          <table:table-cell office:value-type="date" office:date-value="2017-11-24" calcext:value-type="date">
            <text:p>2017-11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8</text:p>
          </table:table-cell>
          <table:table-cell office:value-type="string" calcext:value-type="string">
            <text:p>Enable backup of large fil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5" calcext:value-type="date">
            <text:p>2017-11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 and test issu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8">
          <table:table-cell office:value-type="string" calcext:value-type="string">
            <text:p>REDPRO-152</text:p>
          </table:table-cell>
          <table:table-cell office:value-type="string" calcext:value-type="string">
            <text:p>Sprint Planning Sprint 1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preparation</text:p>
            <text:p/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2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1</text:p>
          </table:table-cell>
          <table:table-cell office:value-type="string" calcext:value-type="string">
            <text:p>Implement Restore process on the clien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Clean up and write tes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7</text:p>
          </table:table-cell>
          <table:table-cell office:value-type="string" calcext:value-type="string">
            <text:p>Refactor Backup Process on the Cli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Implement refactoring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2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8</text:p>
          </table:table-cell>
          <table:table-cell office:value-type="string" calcext:value-type="string">
            <text:p>Enable backup of large fil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8</text:p>
          </table:table-cell>
          <table:table-cell office:value-type="string" calcext:value-type="string">
            <text:p>Enable backup of large fil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4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7</text:p>
          </table:table-cell>
          <table:table-cell office:value-type="string" calcext:value-type="string">
            <text:p>Refactor Backup Process on the Client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1</text:p>
          </table:table-cell>
          <table:table-cell office:value-type="string" calcext:value-type="string">
            <text:p>Implement Restore process on the client</text:p>
          </table:table-cell>
          <table:table-cell office:value-type="float" office:value="5" calcext:value-type="float">
            <text:p>5</text:p>
          </table:table-cell>
          <table:table-cell office:value-type="date" office:date-value="2017-11-27" calcext:value-type="date">
            <text:p>2017-11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2</text:p>
          </table:table-cell>
          <table:table-cell office:value-type="string" calcext:value-type="string">
            <text:p>Implement a mechanism to ignore files during backup cre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Implement tests and CLI-help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0</text:p>
          </table:table-cell>
          <table:table-cell office:value-type="string" calcext:value-type="string">
            <text:p>Show current process of a backup/restore process in percent, time spent and remaining estimate</text:p>
          </table:table-cell>
          <table:table-cell office:value-type="float" office:value="3" calcext:value-type="float">
            <text:p>3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2</text:p>
          </table:table-cell>
          <table:table-cell office:value-type="string" calcext:value-type="string">
            <text:p>Implement a mechanism to ignore files during backup creation</text:p>
          </table:table-cell>
          <table:table-cell office:value-type="float" office:value="2" calcext:value-type="float">
            <text:p>2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8</text:p>
          </table:table-cell>
          <table:table-cell office:value-type="string" calcext:value-type="string">
            <text:p>Implement integrity checks on the nod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3</text:p>
          </table:table-cell>
          <table:table-cell office:value-type="string" calcext:value-type="string">
            <text:p>Ensure all interaction and side effects are logged appropriately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54</text:p>
          </table:table-cell>
          <table:table-cell office:value-type="string" calcext:value-type="string">
            <text:p>Infrastructure Updates Week 48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5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2</text:p>
          </table:table-cell>
          <table:table-cell office:value-type="string" calcext:value-type="string">
            <text:p>Sprint Planning Sprint 1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2</text:p>
          </table:table-cell>
          <table:table-cell office:value-type="string" calcext:value-type="string">
            <text:p>Sprint Planning Sprint 1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4</text:p>
          </table:table-cell>
          <table:table-cell office:value-type="string" calcext:value-type="string">
            <text:p>Retrospective 3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4</text:p>
          </table:table-cell>
          <table:table-cell office:value-type="string" calcext:value-type="string">
            <text:p>Retrospective 3</text:p>
          </table:table-cell>
          <table:table-cell office:value-type="float" office:value="1" calcext:value-type="float">
            <text:p>1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8">
          <table:table-cell office:value-type="string" calcext:value-type="string">
            <text:p>REDPRO-121</text:p>
          </table:table-cell>
          <table:table-cell office:value-type="string" calcext:value-type="string">
            <text:p>Implement Restore process on the cli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</text:p>
            <text:p/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9</text:p>
          </table:table-cell>
          <table:table-cell office:value-type="string" calcext:value-type="string">
            <text:p>Implement replication process on node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1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8</text:p>
          </table:table-cell>
          <table:table-cell office:value-type="string" calcext:value-type="string">
            <text:p>Implement integrity checks on the node</text:p>
          </table:table-cell>
          <table:table-cell office:value-type="float" office:value="2" calcext:value-type="float">
            <text:p>2</text:p>
          </table:table-cell>
          <table:table-cell office:value-type="date" office:date-value="2017-11-28" calcext:value-type="date">
            <text:p>2017-11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8</text:p>
          </table:table-cell>
          <table:table-cell office:value-type="string" calcext:value-type="string">
            <text:p>Implement integrity checks on the n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29" calcext:value-type="date">
            <text:p>2017-11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9</text:p>
          </table:table-cell>
          <table:table-cell office:value-type="string" calcext:value-type="string">
            <text:p>Implement replication process on nod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29" calcext:value-type="date">
            <text:p>2017-11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1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1</text:p>
          </table:table-cell>
          <table:table-cell office:value-type="string" calcext:value-type="string">
            <text:p>Integration Tests with Docker</text:p>
          </table:table-cell>
          <table:table-cell office:value-type="float" office:value="2" calcext:value-type="float">
            <text:p>2</text:p>
          </table:table-cell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Working on issue REDPRO-15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2</text:p>
          </table:table-cell>
          <table:table-cell office:value-type="string" calcext:value-type="string">
            <text:p>Implement a mechanism to ignore files during backup cre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0</text:p>
          </table:table-cell>
          <table:table-cell office:value-type="string" calcext:value-type="string">
            <text:p>Show current process of a backup/restore process in percent, time spent and remaining estimat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1-30" calcext:value-type="date">
            <text:p>2017-11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Implement changes from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1</text:p>
          </table:table-cell>
          <table:table-cell office:value-type="string" calcext:value-type="string">
            <text:p>Integration Tests with Docker</text:p>
          </table:table-cell>
          <table:table-cell office:value-type="float" office:value="3" calcext:value-type="float">
            <text:p>3</text:p>
          </table:table-cell>
          <table:table-cell office:value-type="date" office:date-value="2017-12-01" calcext:value-type="date">
            <text:p>2017-12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Working on issue REDPRO-15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1</text:p>
          </table:table-cell>
          <table:table-cell office:value-type="string" calcext:value-type="string">
            <text:p>Integration Tests with Docker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01T13:06:00" calcext:value-type="date">
            <text:p>2017-12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table:number-columns-repeated="2"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19</text:p>
          </table:table-cell>
          <table:table-cell office:value-type="string" calcext:value-type="string">
            <text:p>Implement replication process on nod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4" calcext:value-type="date">
            <text:p>2017-12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Finish review and merg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3</text:p>
          </table:table-cell>
          <table:table-cell office:value-type="string" calcext:value-type="string">
            <text:p><text:s text:c="4"/>Standup Meetings Sprint 1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4" calcext:value-type="date">
            <text:p>2017-12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9</text:p>
          </table:table-cell>
          <table:table-cell office:value-type="string" calcext:value-type="string">
            <text:p>Add signed and scanned task description to the final sumb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latex recherch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8</text:p>
          </table:table-cell>
          <table:table-cell office:value-type="string" calcext:value-type="string">
            <text:p>Write Abstrac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77</text:p>
          </table:table-cell>
          <table:table-cell office:value-type="string" calcext:value-type="string">
            <text:p>Clarify installation instruction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8</text:p>
          </table:table-cell>
          <table:table-cell office:value-type="string" calcext:value-type="string">
            <text:p>Write Abstract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2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0</text:p>
          </table:table-cell>
          <table:table-cell office:value-type="string" calcext:value-type="string">
            <text:p>Check if chunk content was already sent to nod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5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81</text:p>
          </table:table-cell>
          <table:table-cell office:value-type="string" calcext:value-type="string">
            <text:p>Complete Integration Tests</text:p>
          </table:table-cell>
          <table:table-cell office:value-type="float" office:value="4.75" calcext:value-type="float">
            <text:p>4.75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Working on issue REDPRO-18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6</text:p>
          </table:table-cell>
          <table:table-cell office:value-type="string" calcext:value-type="string">
            <text:p>Use SQLITE in WAL-M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move WAL from clien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6</text:p>
          </table:table-cell>
          <table:table-cell office:value-type="string" calcext:value-type="string">
            <text:p>Use SQLITE in WAL-Mod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0</text:p>
          </table:table-cell>
          <table:table-cell office:value-type="string" calcext:value-type="string">
            <text:p>Sprint Planning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2</text:p>
          </table:table-cell>
          <table:table-cell office:value-type="string" calcext:value-type="string">
            <text:p>Implement a mechanism to ignore files during backup cre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2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0</text:p>
          </table:table-cell>
          <table:table-cell office:value-type="string" calcext:value-type="string">
            <text:p>Sprint Planning Sprint 1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3</text:p>
          </table:table-cell>
          <table:table-cell office:value-type="string" calcext:value-type="string">
            <text:p><text:s text:c="4"/>Standup Meetings Sprint 1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3</text:p>
          </table:table-cell>
          <table:table-cell office:value-type="string" calcext:value-type="string">
            <text:p><text:s text:c="4"/>Standup Meetings Sprint 1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0</text:p>
          </table:table-cell>
          <table:table-cell office:value-type="string" calcext:value-type="string">
            <text:p>Sprint Planning Sprint 12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3</text:p>
          </table:table-cell>
          <table:table-cell office:value-type="string" calcext:value-type="string">
            <text:p><text:s text:c="4"/>Standup Meetings Sprint 1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5" calcext:value-type="date">
            <text:p>2017-12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81</text:p>
          </table:table-cell>
          <table:table-cell office:value-type="string" calcext:value-type="string">
            <text:p>Complete Integration Test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6" calcext:value-type="date">
            <text:p>2017-12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8</text:p>
          </table:table-cell>
          <table:table-cell office:value-type="string" calcext:value-type="string">
            <text:p>Write Abstrac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6" calcext:value-type="date">
            <text:p>2017-12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2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29</text:p>
          </table:table-cell>
          <table:table-cell office:value-type="string" calcext:value-type="string">
            <text:p>Finalzie Acknowledgements in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2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6</text:p>
          </table:table-cell>
          <table:table-cell office:value-type="string" calcext:value-type="string">
            <text:p>Create an updated version of the project plan that matches the actual project course 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9</text:p>
          </table:table-cell>
          <table:table-cell office:value-type="string" calcext:value-type="string">
            <text:p>Add signed and scanned task description to the final sumb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9</text:p>
          </table:table-cell>
          <table:table-cell office:value-type="string" calcext:value-type="string">
            <text:p>Add Project Plan as attachment to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8</text:p>
          </table:table-cell>
          <table:table-cell office:value-type="string" calcext:value-type="string">
            <text:p>Add usage rights to the final submission document (license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77</text:p>
          </table:table-cell>
          <table:table-cell office:value-type="string" calcext:value-type="string">
            <text:p>Clarify installation instruction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8</text:p>
          </table:table-cell>
          <table:table-cell office:value-type="string" calcext:value-type="string">
            <text:p>Performance Testing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Working on issue REDPRO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0</text:p>
          </table:table-cell>
          <table:table-cell office:value-type="string" calcext:value-type="string">
            <text:p>Check if chunk content was already sent to nod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81</text:p>
          </table:table-cell>
          <table:table-cell office:value-type="string" calcext:value-type="string">
            <text:p>Complete Integration Test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Fix build and 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2</text:p>
          </table:table-cell>
          <table:table-cell office:value-type="string" calcext:value-type="string">
            <text:p>Standup Meetings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2</text:p>
          </table:table-cell>
          <table:table-cell office:value-type="string" calcext:value-type="string">
            <text:p>Standup Meetings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6</text:p>
          </table:table-cell>
          <table:table-cell office:value-type="string" calcext:value-type="string">
            <text:p>Create an updated version of the project plan that matches the actual project course 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9</text:p>
          </table:table-cell>
          <table:table-cell office:value-type="string" calcext:value-type="string">
            <text:p>Add Project Plan as attachment to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8</text:p>
          </table:table-cell>
          <table:table-cell office:value-type="string" calcext:value-type="string">
            <text:p>Add usage rights to the final submission document (license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8" calcext:value-type="date">
            <text:p>2017-12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8</text:p>
          </table:table-cell>
          <table:table-cell office:value-type="string" calcext:value-type="string">
            <text:p>Performance Testing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09" calcext:value-type="date">
            <text:p>2017-12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Working on issue REDPRO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2-09" calcext:value-type="date">
            <text:p>2017-12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79</text:p>
          </table:table-cell>
          <table:table-cell office:value-type="string" calcext:value-type="string">
            <text:p>Document review guidelines (and that they must apply to every PR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09" calcext:value-type="date">
            <text:p>2017-12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6</text:p>
          </table:table-cell>
          <table:table-cell office:value-type="string" calcext:value-type="string">
            <text:p>Use SQLITE in WAL-Mod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2-09" calcext:value-type="date">
            <text:p>2017-12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Debugging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5</text:p>
          </table:table-cell>
          <table:table-cell office:value-type="string" calcext:value-type="string">
            <text:p>Write management summary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2-09" calcext:value-type="date">
            <text:p>2017-12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5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79</text:p>
          </table:table-cell>
          <table:table-cell office:value-type="string" calcext:value-type="string">
            <text:p>Document review guidelines (and that they must apply to every PR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4</text:p>
          </table:table-cell>
          <table:table-cell office:value-type="string" calcext:value-type="string">
            <text:p>Improve Code Documentation and Formatting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5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8</text:p>
          </table:table-cell>
          <table:table-cell office:value-type="string" calcext:value-type="string">
            <text:p>Performance Testing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5</text:p>
          </table:table-cell>
          <table:table-cell office:value-type="string" calcext:value-type="string">
            <text:p>Write management summary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1.5" calcext:value-type="float">
            <text:p>1.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79</text:p>
          </table:table-cell>
          <table:table-cell office:value-type="string" calcext:value-type="string">
            <text:p>Document review guidelines (and that they must apply to every PR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8</text:p>
          </table:table-cell>
          <table:table-cell office:value-type="string" calcext:value-type="string">
            <text:p>Performance Testing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0" calcext:value-type="date">
            <text:p>2017-12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Testing</text:p>
          </table:table-cell>
          <table:table-cell office:value-type="string" calcext:value-type="string">
            <text:p>Working on issue REDPRO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76</text:p>
          </table:table-cell>
          <table:table-cell office:value-type="string" calcext:value-type="string">
            <text:p>Document test results including test coverage (integration tests?)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76</text:p>
          </table:table-cell>
          <table:table-cell office:value-type="string" calcext:value-type="string">
            <text:p>Document test results including test coverage (integration tests?)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5</text:p>
          </table:table-cell>
          <table:table-cell office:value-type="string" calcext:value-type="string">
            <text:p>Write management summary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3" calcext:value-type="float">
            <text:p>3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6</text:p>
          </table:table-cell>
          <table:table-cell office:value-type="string" calcext:value-type="string">
            <text:p>Create an updated version of the project plan that matches the actual project course 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ad trough repor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6</text:p>
          </table:table-cell>
          <table:table-cell office:value-type="string" calcext:value-type="string">
            <text:p>Create an updated version of the project plan that matches the actual project course 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5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2.5" calcext:value-type="float">
            <text:p>2.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2</text:p>
          </table:table-cell>
          <table:table-cell office:value-type="string" calcext:value-type="string">
            <text:p>Standup Meetings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2</text:p>
          </table:table-cell>
          <table:table-cell office:value-type="string" calcext:value-type="string">
            <text:p>Standup Meetings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4</text:p>
          </table:table-cell>
          <table:table-cell office:value-type="string" calcext:value-type="string">
            <text:p>Improve Code Documentation and Formatting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Working on issue REDPRO-15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4</text:p>
          </table:table-cell>
          <table:table-cell office:value-type="string" calcext:value-type="string">
            <text:p>Improve Code Documentation and Formatting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1" calcext:value-type="date">
            <text:p>2017-12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totype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Prototype-Basic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6</text:p>
          </table:table-cell>
          <table:table-cell office:value-type="string" calcext:value-type="string">
            <text:p>Write Section "Goals and Tasks" in Introduction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5</text:p>
          </table:table-cell>
          <table:table-cell office:value-type="string" calcext:value-type="string">
            <text:p>Write Section "Motivation" in Introduction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8</text:p>
          </table:table-cell>
          <table:table-cell office:value-type="string" calcext:value-type="string">
            <text:p>Write Section "Restore" in Our Approach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8</text:p>
          </table:table-cell>
          <table:table-cell office:value-type="string" calcext:value-type="string">
            <text:p>Write Section "Restore" in Our Approach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9</text:p>
          </table:table-cell>
          <table:table-cell office:value-type="string" calcext:value-type="string">
            <text:p>Write Section "Backup" in Our Approach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8</text:p>
          </table:table-cell>
          <table:table-cell office:value-type="string" calcext:value-type="string">
            <text:p>Write Section "Restore" in Our Approach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73</text:p>
          </table:table-cell>
          <table:table-cell office:value-type="string" calcext:value-type="string">
            <text:p>Correct and Submit Abstract to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7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9</text:p>
          </table:table-cell>
          <table:table-cell office:value-type="string" calcext:value-type="string">
            <text:p>Write Section "Backup" in Our Approach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5</text:p>
          </table:table-cell>
          <table:table-cell office:value-type="string" calcext:value-type="string">
            <text:p>Write Section "Motivation" in Introdu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80</text:p>
          </table:table-cell>
          <table:table-cell office:value-type="string" calcext:value-type="string">
            <text:p>Supervision Meeting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73</text:p>
          </table:table-cell>
          <table:table-cell office:value-type="string" calcext:value-type="string">
            <text:p>Correct and Submit Abstract to MeF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update abstrac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80</text:p>
          </table:table-cell>
          <table:table-cell office:value-type="string" calcext:value-type="string">
            <text:p>Supervision Meeting with MeF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finalize 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80</text:p>
          </table:table-cell>
          <table:table-cell office:value-type="string" calcext:value-type="string">
            <text:p>Supervision Meeting with Me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1</text:p>
          </table:table-cell>
          <table:table-cell office:value-type="string" calcext:value-type="string">
            <text:p>Sprint Planning Sprint 1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80</text:p>
          </table:table-cell>
          <table:table-cell office:value-type="string" calcext:value-type="string">
            <text:p>Supervision Meeting with Me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1</text:p>
          </table:table-cell>
          <table:table-cell office:value-type="string" calcext:value-type="string">
            <text:p>Sprint Planning Sprint 1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99</text:p>
          </table:table-cell>
          <table:table-cell office:value-type="string" calcext:value-type="string">
            <text:p>Send Documents for Language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55</text:p>
          </table:table-cell>
          <table:table-cell office:value-type="string" calcext:value-type="string">
            <text:p>Create detailed architecture overview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76</text:p>
          </table:table-cell>
          <table:table-cell office:value-type="string" calcext:value-type="string">
            <text:p>Document test results including test coverage (integration tests?)</text:p>
          </table:table-cell>
          <table:table-cell office:value-type="float" office:value="3" calcext:value-type="float">
            <text:p>3</text:p>
          </table:table-cell>
          <table:table-cell office:value-type="date" office:date-value="2017-12-12" calcext:value-type="date">
            <text:p>2017-12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Improv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2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5</text:p>
          </table:table-cell>
          <table:table-cell office:value-type="string" calcext:value-type="string">
            <text:p>Write Section "Motivation" in Introdu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6</text:p>
          </table:table-cell>
          <table:table-cell office:value-type="string" calcext:value-type="string">
            <text:p>Write personal report rzimmerm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3" calcext:value-type="date">
            <text:p>2017-12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7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83</text:p>
          </table:table-cell>
          <table:table-cell office:value-type="string" calcext:value-type="string">
            <text:p>Note that encryption was left out on purpos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5</text:p>
          </table:table-cell>
          <table:table-cell office:value-type="string" calcext:value-type="string">
            <text:p>Finalise Glossary and Bibliography 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6</text:p>
          </table:table-cell>
          <table:table-cell office:value-type="string" calcext:value-type="string">
            <text:p>Write Section "Goals and Tasks" in Introductio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<text:s/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 table:number-columns-repeated="2"/>
          <table:table-cell office:value-type="string" calcext:value-type="string">
            <text:p>Working on issue REDPRO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82</text:p>
          </table:table-cell>
          <table:table-cell office:value-type="string" calcext:value-type="string">
            <text:p>Discuss performance problems and reference them from our approach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8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83</text:p>
          </table:table-cell>
          <table:table-cell office:value-type="string" calcext:value-type="string">
            <text:p>Note that encryption was left out on purpos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5</text:p>
          </table:table-cell>
          <table:table-cell office:value-type="string" calcext:value-type="string">
            <text:p>Finalise Glossary and Bibliography 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5</text:p>
          </table:table-cell>
          <table:table-cell office:value-type="string" calcext:value-type="string">
            <text:p>Write Section "Motivation" in Introduc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5</text:p>
          </table:table-cell>
          <table:table-cell office:value-type="string" calcext:value-type="string">
            <text:p>Write Section "Motivation" in Introduction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6</text:p>
          </table:table-cell>
          <table:table-cell office:value-type="string" calcext:value-type="string">
            <text:p>Write Section "Goals and Tasks" in Introdu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6</text:p>
          </table:table-cell>
          <table:table-cell office:value-type="string" calcext:value-type="string">
            <text:p>Write personal report rzimmerm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4" calcext:value-type="date">
            <text:p>2017-12-1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65</text:p>
          </table:table-cell>
          <table:table-cell office:value-type="string" calcext:value-type="string">
            <text:p>Finalise Glossary and Bibliography 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5" calcext:value-type="date">
            <text:p>2017-12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2</text:p>
          </table:table-cell>
          <table:table-cell office:value-type="string" calcext:value-type="string">
            <text:p>Write Section "Future Work" in Discussion and Conclus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7-12-15" calcext:value-type="date">
            <text:p>2017-12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36</text:p>
          </table:table-cell>
          <table:table-cell office:value-type="string" calcext:value-type="string">
            <text:p>Write Section "Goals and Tasks" in Introduc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7-12-15" calcext:value-type="date">
            <text:p>2017-12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3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40</text:p>
          </table:table-cell>
          <table:table-cell office:value-type="string" calcext:value-type="string">
            <text:p>Write Section "Achieved Results" in Discussion and Conclusion</text:p>
          </table:table-cell>
          <table:table-cell office:value-type="float" office:value="2" calcext:value-type="float">
            <text:p>2</text:p>
          </table:table-cell>
          <table:table-cell office:value-type="date" office:date-value="2017-12-15" calcext:value-type="date">
            <text:p>2017-12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4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REDPRO-182</text:p>
          </table:table-cell>
          <table:table-cell office:value-type="string" calcext:value-type="string">
            <text:p>Discuss performance problems and reference them from our approach</text:p>
          </table:table-cell>
          <table:table-cell office:value-type="float" office:value="1" calcext:value-type="float">
            <text:p>1</text:p>
          </table:table-cell>
          <table:table-cell office:value-type="date" office:date-value="2017-12-15" calcext:value-type="date">
            <text:p>2017-12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REDPRO</text:p>
          </table:table-cell>
          <table:table-cell office:value-type="string" calcext:value-type="string">
            <text:p>Redbackup Prototype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Working on issue REDPRO-18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nt 13</text:p>
          </table:table-cell>
          <table:table-cell table:number-columns-repeated="994"/>
        </table:table-row>
      </table:table>
      <table:table table:name="pivot_sprints" table:style-name="ta1">
        <table:table-column table:style-name="co8" table:default-cell-style-name="ce26"/>
        <table:table-column table:style-name="co2" table:default-cell-style-name="ce30"/>
        <table:table-column table:style-name="co2" table:default-cell-style-name="Default"/>
        <table:table-row table:style-name="ro2">
          <table:table-cell table:style-name="ce24" office:value-type="string" calcext:value-type="string">
            <text:p>Sprint</text:p>
          </table:table-cell>
          <table:table-cell table:style-name="ce28" office:value-type="string" calcext:value-type="string">
            <text:p>Sum - Hours</text:p>
          </table:table-cell>
          <table:table-cell office:value-type="string" calcext:value-type="string">
            <text:p>Soll</text:p>
          </table:table-cell>
        </table:table-row>
        <table:table-row table:style-name="ro2">
          <table:table-cell table:style-name="ce25" office:value-type="string" calcext:value-type="string">
            <text:p>Sprint <text:s/>0</text:p>
          </table:table-cell>
          <table:table-cell table:style-name="ce29" office:value-type="float" office:value="4.5" calcext:value-type="float">
            <text:p>4.5</text:p>
          </table:table-cell>
          <table:table-cell/>
        </table:table-row>
        <table:table-row table:style-name="ro2">
          <table:table-cell office:value-type="string" calcext:value-type="string">
            <text:p>Sprint <text:s/>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2</text:p>
          </table:table-cell>
          <table:table-cell office:value-type="float" office:value="34.5" calcext:value-type="float">
            <text:p>34.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3</text:p>
          </table:table-cell>
          <table:table-cell office:value-type="float" office:value="29.25" calcext:value-type="float">
            <text:p>29.2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4</text:p>
          </table:table-cell>
          <table:table-cell office:value-type="float" office:value="48.25" calcext:value-type="float">
            <text:p>48.2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5</text:p>
          </table:table-cell>
          <table:table-cell office:value-type="float" office:value="55.75" calcext:value-type="float">
            <text:p>55.7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6</text:p>
          </table:table-cell>
          <table:table-cell office:value-type="float" office:value="20.75" calcext:value-type="float">
            <text:p>20.7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7</text:p>
          </table:table-cell>
          <table:table-cell office:value-type="float" office:value="43.25" calcext:value-type="float">
            <text:p>43.2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8</text:p>
          </table:table-cell>
          <table:table-cell office:value-type="float" office:value="40.75" calcext:value-type="float">
            <text:p>40.7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<text:s/>9</text:p>
          </table:table-cell>
          <table:table-cell office:value-type="float" office:value="33.25" calcext:value-type="float">
            <text:p>33.2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10</text:p>
          </table:table-cell>
          <table:table-cell office:value-type="float" office:value="29.25" calcext:value-type="float">
            <text:p>29.2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1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12</text:p>
          </table:table-cell>
          <table:table-cell office:value-type="float" office:value="51.5" calcext:value-type="float">
            <text:p>51.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print 13</text:p>
          </table:table-cell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31"/>
          <table:table-cell/>
        </table:table-row>
        <table:table-row table:style-name="ro2">
          <table:table-cell table:style-name="ce27" office:value-type="string" calcext:value-type="string">
            <text:p>Total Result</text:p>
          </table:table-cell>
          <table:table-cell table:style-name="ce32" office:value-type="float" office:value="470.5" calcext:value-type="float">
            <text:p>470.5</text:p>
          </table:table-cell>
          <table:table-cell/>
        </table:table-row>
        <table:table-row table:style-name="ro2" table:number-rows-repeated="3"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table:style-name="Default" table:formula="of:=AVERAGE([.B2:.B16])" office:value-type="float" office:value="33.6071428571429" calcext:value-type="float">
            <text:p>33.6071428571429</text:p>
          </table:table-cell>
          <table:table-cell/>
        </table:table-row>
      </table:table>
      <table:table table:name="pivot_components" table:style-name="ta1">
        <table:table-column table:style-name="co9" table:default-cell-style-name="ce26"/>
        <table:table-column table:style-name="co2" table:default-cell-style-name="ce30"/>
        <table:table-column table:style-name="co2" table:default-cell-style-name="ce34"/>
        <table:table-column table:style-name="co10" table:default-cell-style-name="ce35"/>
        <table:table-column table:style-name="co2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row table:style-name="ro2">
          <table:table-cell table:style-name="ce24" office:value-type="string" calcext:value-type="string">
            <text:p>Component</text:p>
          </table:table-cell>
          <table:table-cell table:style-name="ce28" office:value-type="string" calcext:value-type="string">
            <text:p>Sum - Hours</text:p>
          </table:table-cell>
          <table:table-cell table:style-name="Default"/>
          <table:table-cell table:style-name="Default" office:value-type="string" calcext:value-type="string">
            <text:p>Kosten</text:p>
          </table:table-cell>
          <table:table-cell/>
          <table:table-cell office:value-type="string" calcext:value-type="string">
            <text:p>Kosten pro Personentag </text:p>
          </table:table-cell>
          <table:table-cell table:style-name="ce35" office:value-type="currency" office:currency="CHF" office:value="690" calcext:value-type="currency">
            <text:p>CHF 690.00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Concept Paper</text:p>
          </table:table-cell>
          <table:table-cell table:style-name="ce29" office:value-type="float" office:value="96.5" calcext:value-type="float">
            <text:p>96.5</text:p>
          </table:table-cell>
          <table:table-cell table:formula="of:=[.B2]/[.$B$8]" office:value-type="percentage" office:value="0.20510095642933" calcext:value-type="percentage">
            <text:p>20.51%</text:p>
          </table:table-cell>
          <table:table-cell table:formula="of:=[.B2]*[.$G$2]" office:value-type="currency" office:currency="CHF" office:value="8323.125" calcext:value-type="currency">
            <text:p>CHF 8'323.13</text:p>
          </table:table-cell>
          <table:table-cell/>
          <table:table-cell office:value-type="string" calcext:value-type="string">
            <text:p>Kosten pro Arbeitsstunde</text:p>
          </table:table-cell>
          <table:table-cell table:style-name="ce35" table:formula="of:=[.G1]/8" office:value-type="currency" office:currency="CHF" office:value="86.25" calcext:value-type="currency">
            <text:p>CHF 86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al Submission Document</text:p>
          </table:table-cell>
          <table:table-cell office:value-type="float" office:value="53" calcext:value-type="float">
            <text:p>53</text:p>
          </table:table-cell>
          <table:table-cell table:formula="of:=[.B3]/[.$B$8]" office:value-type="percentage" office:value="0.112646121147715" calcext:value-type="percentage">
            <text:p>11.26%</text:p>
          </table:table-cell>
          <table:table-cell table:formula="of:=[.B3]*[.$G$2]" office:value-type="currency" office:currency="CHF" office:value="4571.25" calcext:value-type="currency">
            <text:p>CHF 4'571.25</text:p>
          </table:table-cell>
          <table:table-cell/>
          <table:table-cell table:style-name="ce36" office:value-type="string" calcext:value-type="string" table:number-columns-spanned="6" table:number-rows-spanned="1">
            <text:p>Quelle: SE2 aufwandschaetzung.pdf, F45, Dr. Daniel Keller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float" office:value="127.25" calcext:value-type="float">
            <text:p>127.25</text:p>
          </table:table-cell>
          <table:table-cell table:formula="of:=[.B4]/[.$B$8]" office:value-type="percentage" office:value="0.270456960680128" calcext:value-type="percentage">
            <text:p>27.05%</text:p>
          </table:table-cell>
          <table:table-cell table:formula="of:=[.B4]*[.$G$2]" office:value-type="currency" office:currency="CHF" office:value="10975.3125" calcext:value-type="currency">
            <text:p>CHF 10'975.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Plan</text:p>
          </table:table-cell>
          <table:table-cell office:value-type="float" office:value="18.75" calcext:value-type="float">
            <text:p>18.75</text:p>
          </table:table-cell>
          <table:table-cell table:formula="of:=[.B5]/[.$B$8]" office:value-type="percentage" office:value="0.0398512221041445" calcext:value-type="percentage">
            <text:p>3.99%</text:p>
          </table:table-cell>
          <table:table-cell table:formula="of:=[.B5]*[.$G$2]" office:value-type="currency" office:currency="CHF" office:value="1617.1875" calcext:value-type="currency">
            <text:p>CHF 1'617.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totype</text:p>
          </table:table-cell>
          <table:table-cell office:value-type="float" office:value="161" calcext:value-type="float">
            <text:p>161</text:p>
          </table:table-cell>
          <table:table-cell table:formula="of:=[.B6]/[.$B$8]" office:value-type="percentage" office:value="0.342189160467588" calcext:value-type="percentage">
            <text:p>34.22%</text:p>
          </table:table-cell>
          <table:table-cell table:formula="of:=[.B6]*[.$G$2]" office:value-type="currency" office:currency="CHF" office:value="13886.25" calcext:value-type="currency">
            <text:p>CHF 13'886.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(empty)</text:p>
          </table:table-cell>
          <table:table-cell table:style-name="ce33" office:value-type="float" office:value="14" calcext:value-type="float">
            <text:p>14</text:p>
          </table:table-cell>
          <table:table-cell table:formula="of:=[.B7]/[.$B$8]" office:value-type="percentage" office:value="0.0297555791710946" calcext:value-type="percentage">
            <text:p>2.98%</text:p>
          </table:table-cell>
          <table:table-cell table:formula="of:=[.B7]*[.$G$2]" office:value-type="currency" office:currency="CHF" office:value="1207.5" calcext:value-type="currency">
            <text:p>CHF 1'207.50</text:p>
          </table:table-cell>
          <table:table-cell table:number-columns-repeated="7"/>
        </table:table-row>
        <table:table-row table:style-name="ro2">
          <table:table-cell table:style-name="ce27" office:value-type="string" calcext:value-type="string">
            <text:p>Total Result</text:p>
          </table:table-cell>
          <table:table-cell table:style-name="ce32" office:value-type="float" office:value="470.5" calcext:value-type="float">
            <text:p>470.5</text:p>
          </table:table-cell>
          <table:table-cell table:style-name="Default"/>
          <table:table-cell table:formula="of:=SUM([.D2:.D7])" office:value-type="currency" office:currency="CHF" office:value="40580.625" calcext:value-type="currency">
            <text:p>CHF 40'580.63</text:p>
          </table:table-cell>
          <table:table-cell table:number-columns-repeated="7"/>
        </table:table-row>
      </table:table>
      <table:table table:name="pivot_users" table:style-name="ta1">
        <table:table-column table:style-name="co2" table:default-cell-style-name="ce26"/>
        <table:table-column table:style-name="co2" table:default-cell-style-name="ce28"/>
        <table:table-row table:style-name="ro2">
          <table:table-cell table:style-name="ce24" office:value-type="string" calcext:value-type="string">
            <text:p>Full name</text:p>
          </table:table-cell>
          <table:table-cell office:value-type="string" calcext:value-type="string">
            <text:p>Sum - Hours</text:p>
          </table:table-cell>
        </table:table-row>
        <table:table-row table:style-name="ro2">
          <table:table-cell table:style-name="ce25" office:value-type="string" calcext:value-type="string">
            <text:p>Fabian Hauser</text:p>
          </table:table-cell>
          <table:table-cell table:style-name="ce29" office:value-type="float" office:value="227" calcext:value-type="float">
            <text:p>227</text:p>
          </table:table-cell>
        </table:table-row>
        <table:table-row table:style-name="ro2">
          <table:table-cell office:value-type="string" calcext:value-type="string">
            <text:p>Raphael Zimmermann</text:p>
          </table:table-cell>
          <table:table-cell table:style-name="ce30" office:value-type="float" office:value="243.5" calcext:value-type="float">
            <text:p>243.5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31"/>
        </table:table-row>
        <table:table-row table:style-name="ro2">
          <table:table-cell table:style-name="ce27" office:value-type="string" calcext:value-type="string">
            <text:p>Total Result</text:p>
          </table:table-cell>
          <table:table-cell table:style-name="ce32" office:value-type="float" office:value="470.5" calcext:value-type="float">
            <text:p>470.5</text:p>
          </table:table-cell>
        </table:table-row>
      </table:table>
      <table:table table:name="sprint_alias" table:style-name="ta1">
        <table:table-column table:style-name="co12" table:default-cell-style-name="ce9"/>
        <table:table-column table:style-name="co2" table:default-cell-style-name="Default"/>
        <table:table-row table:style-name="ro2">
          <table:table-cell table:style-name="ce37" office:value-type="string" calcext:value-type="string">
            <text:p>Full Key</text:p>
          </table:table-cell>
          <table:table-cell table:style-name="ce37" office:value-type="string" calcext:value-type="string">
            <text:p>Sprint Name</text:p>
          </table:table-cell>
        </table:table-row>
        <table:table-row table:style-name="ro2">
          <table:table-cell office:value-type="string" calcext:value-type="string">
            <text:p>[com.atlassian.greenhopper.service.sprint.Sprint@9bd7329[id=7,rapidViewId=6,state=CLOSED,name=REDPRO Sprint 1 (0.1.0),startDate=2017-09-19T15:00:00.000+02:00,endDate=2017-09-26T22:00:00.000+02:00,completeDate=2017-09-26T10:04:20.157+02:00,sequence=7,goal=Project Inception]]</text:p>
          </table:table-cell>
          <table:table-cell office:value-type="string" calcext:value-type="string">
            <text:p>Sprint 1</text:p>
          </table:table-cell>
        </table:table-row>
        <table:table-row table:style-name="ro2">
          <table:table-cell office:value-type="string" calcext:value-type="string">
            <text:p>[com.atlassian.greenhopper.service.sprint.Sprint@9bd7329[id=7,rapidViewId=6,state=CLOSED,name=REDPRO Sprint 1 (0.1.0),startDate=2017-09-19T15:00:00.000+02:00,endDate=2017-09-26T22:00:00.000+02:00,completeDate=2017-09-26T10:04:20.157+02:00,sequence=7,goal=Project Inception], com.atlassian.greenhopper.service.sprint.Sprint@274334cd[id=11,rapidViewId=6,state=CLOSED,name=REDPRO Sprint 2 (0.2.0),startDate=2017-09-26T10:00:26.402+02:00,endDate=2017-10-03T22:00:00.000+02:00,completeDate=2017-10-03T10:25:33.253+02:00,sequence=11,goal=Research &amp; Brainstorming]]</text:p>
          </table:table-cell>
          <table:table-cell office:value-type="string" calcext:value-type="string">
            <text:p>Sprint 1 &amp; 2</text:p>
          </table:table-cell>
        </table:table-row>
        <table:table-row table:style-name="ro2">
          <table:table-cell office:value-type="string" calcext:value-type="string">
            <text:p>[com.atlassian.greenhopper.service.sprint.Sprint@274334cd[id=11,rapidViewId=6,state=CLOSED,name=REDPRO Sprint 2 (0.2.0),startDate=2017-09-26T10:00:26.402+02:00,endDate=2017-10-03T22:00:00.000+02:00,completeDate=2017-10-03T10:25:33.253+02:00,sequence=11,goal=Research &amp; Brainstorming]]</text:p>
          </table:table-cell>
          <table:table-cell office:value-type="string" calcext:value-type="string">
            <text:p>Sprint 2</text:p>
          </table:table-cell>
        </table:table-row>
        <table:table-row table:style-name="ro2">
          <table:table-cell office:value-type="string" calcext:value-type="string">
            <text:p>[com.atlassian.greenhopper.service.sprint.Sprint@38cceaa[id=13,rapidViewId=6,state=CLOSED,name=REDPRO Sprint 3 (0.3.0),startDate=2017-10-03T10:30:20.887+02:00,endDate=2017-10-10T10:30:00.000+02:00,completeDate=2017-10-10T10:19:32.731+02:00,sequence=13,goal=fix the fundamental architecture and settle for a technology]]</text:p>
          </table:table-cell>
          <table:table-cell office:value-type="string" calcext:value-type="string">
            <text:p>Sprint 3</text:p>
          </table:table-cell>
        </table:table-row>
        <table:table-row table:style-name="ro2">
          <table:table-cell office:value-type="string" calcext:value-type="string">
            <text:p>[com.atlassian.greenhopper.service.sprint.Sprint@334ed21b[id=16,rapidViewId=6,state=CLOSED,name=REDPRO Sprint 4 (0.4.0),startDate=2017-10-10T11:08:00.000+02:00,endDate=2017-10-17T10:00:00.000+02:00,completeDate=2017-10-17T10:22:27.365+02:00,sequence=16,goal=&lt;null&gt;]]</text:p>
          </table:table-cell>
          <table:table-cell office:value-type="string" calcext:value-type="string">
            <text:p>Sprint 4</text:p>
          </table:table-cell>
        </table:table-row>
        <table:table-row table:style-name="ro2">
          <table:table-cell office:value-type="string" calcext:value-type="string">
            <text:p>[com.atlassian.greenhopper.service.sprint.Sprint@334ed21b[id=16,rapidViewId=6,state=CLOSED,name=REDPRO Sprint 4 (0.4.0),startDate=2017-10-10T11:08:00.000+02:00,endDate=2017-10-17T10:00:00.000+02:00,completeDate=2017-10-17T10:22:27.365+02:00,sequence=16,goal=&lt;null&gt;], com.atlassian.greenhopper.service.sprint.Sprint@166f0e84[id=17,rapidViewId=6,state=CLOSED,name=REDPRO Sprint 5 (0.5.0),startDate=2017-10-17T10:54:29.350+02:00,endDate=2017-10-24T11:00:00.000+02:00,completeDate=2017-10-24T10:24:31.582+02:00,sequence=17,goal=]]</text:p>
          </table:table-cell>
          <table:table-cell office:value-type="string" calcext:value-type="string">
            <text:p>Sprint 4 &amp; 5</text:p>
          </table:table-cell>
        </table:table-row>
        <table:table-row table:style-name="ro2">
          <table:table-cell office:value-type="string" calcext:value-type="string">
            <text:p>[com.atlassian.greenhopper.service.sprint.Sprint@166f0e84[id=17,rapidViewId=6,state=CLOSED,name=REDPRO Sprint 5 (0.5.0),startDate=2017-10-17T10:54:29.350+02:00,endDate=2017-10-24T11:00:00.000+02:00,completeDate=2017-10-24T10:24:31.582+02:00,sequence=17,goal=]]</text:p>
          </table:table-cell>
          <table:table-cell office:value-type="string" calcext:value-type="string">
            <text:p>Sprint 5</text:p>
          </table:table-cell>
        </table:table-row>
        <table:table-row table:style-name="ro2">
          <table:table-cell office:value-type="string" calcext:value-type="string">
            <text:p>[com.atlassian.greenhopper.service.sprint.Sprint@36968145[id=20,rapidViewId=6,state=CLOSED,name=REDPRO Sprint 6 (0.6.0),startDate=2017-10-24T10:52:03.165+02:00,endDate=2017-10-31T10:58:00.000+01:00,completeDate=2017-10-31T10:48:39.329+01:00,sequence=20,goal=]]</text:p>
          </table:table-cell>
          <table:table-cell office:value-type="string" calcext:value-type="string">
            <text:p>Sprint 6</text:p>
          </table:table-cell>
        </table:table-row>
        <table:table-row table:style-name="ro2">
          <table:table-cell office:value-type="string" calcext:value-type="string">
            <text:p>[com.atlassian.greenhopper.service.sprint.Sprint@3142c820[id=22,rapidViewId=6,state=CLOSED,name=REDPRO Sprint 7 (0.7.0),startDate=2017-10-31T11:28:26.973+01:00,endDate=2017-11-07T11:34:00.000+01:00,completeDate=2017-11-07T10:53:03.126+01:00,sequence=22,goal=]]</text:p>
          </table:table-cell>
          <table:table-cell office:value-type="string" calcext:value-type="string">
            <text:p>Sprint 7</text:p>
          </table:table-cell>
        </table:table-row>
        <table:table-row table:style-name="ro2">
          <table:table-cell office:value-type="string" calcext:value-type="string">
            <text:p>[com.atlassian.greenhopper.service.sprint.Sprint@2b195b9d[id=24,rapidViewId=6,state=CLOSED,name=REDPRO Sprint 8 (0.8.0),startDate=2017-11-07T11:10:53.869+01:00,endDate=2017-11-14T11:16:00.000+01:00,completeDate=2017-11-14T11:45:21.486+01:00,sequence=24,goal=]]</text:p>
          </table:table-cell>
          <table:table-cell office:value-type="string" calcext:value-type="string">
            <text:p>Sprint 8</text:p>
          </table:table-cell>
        </table:table-row>
        <table:table-row table:style-name="ro2">
          <table:table-cell office:value-type="string" calcext:value-type="string">
            <text:p>[com.atlassian.greenhopper.service.sprint.Sprint@688059af[id=26,rapidViewId=6,state=CLOSED,name=REDPRO Sprint 9 (0.9.0),startDate=2017-11-14T11:51:23.660+01:00,endDate=2017-11-21T11:57:00.000+01:00,completeDate=2017-11-21T14:52:58.585+01:00,sequence=26,goal=core functionality implemented]]</text:p>
          </table:table-cell>
          <table:table-cell office:value-type="string" calcext:value-type="string">
            <text:p>Sprint 9</text:p>
          </table:table-cell>
        </table:table-row>
        <table:table-row table:style-name="ro2">
          <table:table-cell table:style-name="ce8" office:value-type="string" calcext:value-type="string">
            <text:p>[com.atlassian.greenhopper.service.sprint.Sprint@11f7fb07[id=28,rapidViewId=6,state=CLOSED,name=REDPRO Sprint 10 (0.10.0),startDate=2017-11-21T14:55:47.975+01:00,endDate=2017-11-28T12:00:00.000+01:00,completeDate=2017-11-28T10:40:25.281+01:00,sequence=28,goal=Finish Backup and Restore Scenarios]]</text:p>
          </table:table-cell>
          <table:table-cell office:value-type="string" calcext:value-type="string">
            <text:p>Sprint 10</text:p>
          </table:table-cell>
        </table:table-row>
        <table:table-row table:style-name="ro2">
          <table:table-cell office:value-type="string" calcext:value-type="string">
            <text:p>[com.atlassian.greenhopper.service.sprint.Sprint@2e2569b7[id=30,rapidViewId=6,state=CLOSED,name=REDPRO Sprint 11 (0.11.0),startDate=2017-11-28T10:40:16.801+01:00,endDate=2017-12-05T00:00:00.000+01:00,completeDate=2017-12-05T09:46:32.519+01:00,sequence=30,goal=]]</text:p>
          </table:table-cell>
          <table:table-cell office:value-type="string" calcext:value-type="string">
            <text:p>Sprint 11</text:p>
          </table:table-cell>
        </table:table-row>
        <table:table-row table:style-name="ro2">
          <table:table-cell office:value-type="string" calcext:value-type="string">
            <text:p>[com.atlassian.greenhopper.service.sprint.Sprint@27b2b217[id=32,rapidViewId=6,state=CLOSED,name=REDPRO Sprint 12 (0.12.0),startDate=2017-12-05T09:47:03.662+01:00,endDate=2017-12-12T12:30:00.000+01:00,completeDate=2017-12-12T12:26:33.730+01:00,sequence=32,goal=&lt;null&gt;]]</text:p>
          </table:table-cell>
          <table:table-cell office:value-type="string" calcext:value-type="string">
            <text:p>Sprint 12</text:p>
          </table:table-cell>
        </table:table-row>
        <table:table-row table:style-name="ro2">
          <table:table-cell office:value-type="string" calcext:value-type="string">
            <text:p>[com.atlassian.greenhopper.service.sprint.Sprint@1e0574ee[id=33,rapidViewId=6,state=ACTIVE,name=REDPRO Sprint 13 (0.13.0),startDate=2017-12-12T12:32:11.292+01:00,endDate=2017-12-19T22:00:00.000+01:00,completeDate=&lt;null&gt;,sequence=33,goal=]]</text:p>
          </table:table-cell>
          <table:table-cell office:value-type="string" calcext:value-type="string">
            <text:p>Sprint 13</text:p>
          </table:table-cell>
        </table:table-row>
        <table:table-row table:style-name="ro2">
          <table:table-cell table:style-name="Default" office:value-type="string" calcext:value-type="string">
            <text:p>TODO</text:p>
          </table:table-cell>
          <table:table-cell office:value-type="string" calcext:value-type="string">
            <text:p>Sprint 14</text:p>
          </table:table-cell>
        </table:table-row>
      </table:table>
      <table:named-expressions>
        <table:named-range table:name="hours_planned" table:base-cell-address="$Report.$B$6" table:cell-range-address="$Report.$B$6"/>
        <table:named-range table:name="sprint_average" table:base-cell-address="$pivot_sprints.$B$21" table:cell-range-address="$pivot_sprints.$B$21"/>
        <table:named-range table:name="weekly_average" table:base-cell-address="$pivot_sprints.$B$21" table:cell-range-address="$pivot_sprints.$B$21"/>
        <table:named-range table:name="worklogs" table:base-cell-address="$worklogs.$A$7" table:cell-range-address="$worklogs.$A$1:.$AMJ$1048576"/>
      </table:named-expressions>
      <table:database-ranges>
        <table:database-range table:name="__Anonymous_Sheet_DB__1" table:target-range-address="worklogs.A1:worklogs.AD428" table:display-filter-buttons="true">
          <table:sort>
            <table:sort-by table:field-number="3" table:data-type="automatic"/>
          </table:sort>
        </table:database-range>
        <table:database-range table:name="__Anonymous_Sheet_DB__5" table:target-range-address="sprint_alias.A2:sprint_alias.A16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pivot_sprints.A1:pivot_sprints.B17" table:buttons="pivot_sprints.A1" table:show-filter-button="false" table:drill-down-on-double-click="false">
          <table:source-cell-range table:name="worklogs" table:cell-range-address="worklogs.A1:worklogs.AMJ1048576"/>
          <table:data-pilot-field table:source-field-name="Sprint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2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8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ivot_components.A1:pivot_components.B8" table:buttons="pivot_components.A1" table:show-filter-button="false" table:drill-down-on-double-click="false">
          <table:source-cell-range table:name="worklogs" table:cell-range-address="worklogs.A1:worklogs.AMJ1048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mponent" table:orientation="row" table:used-hierarchy="0" table:function="auto">
            <table:data-pilot-level table:show-empty="false" calcext:repeat-item-labels="false">
              <table:data-pilot-members>
                <table:data-pilot-member table:name="Concept Paper" table:display="true" table:show-details="true"/>
                <table:data-pilot-member table:name="Final Submission Document" table:display="true" table:show-details="true"/>
                <table:data-pilot-member table:name="Management" table:display="true" table:show-details="true"/>
                <table:data-pilot-member table:name="Project Plan" table:display="true" table:show-details="true"/>
                <table:data-pilot-member table:name="Prototy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2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8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pivot_users.A1:pivot_users.B5" table:buttons="pivot_users.A1" table:show-filter-button="false" table:drill-down-on-double-click="false">
          <table:source-cell-range table:name="worklogs" table:cell-range-address="worklogs.A1:worklogs.AMJ1048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ull name" table:orientation="row" table:used-hierarchy="0" table:function="auto">
            <table:data-pilot-level table:show-empty="false" calcext:repeat-item-labels="false">
              <table:data-pilot-members>
                <table:data-pilot-member table:name="Fabian Hauser" table:display="true" table:show-details="true"/>
                <table:data-pilot-member table:name="Raphael Zimmermann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2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8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Light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year number:style="long"/>
      <number:text>-</number:text>
      <number:month/>
      <number:text>-</number:text>
      <number:day/>
    </number:date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margin-top="10mm" fo:margin-bottom="10mm" fo:margin-left="30mm" fo:margin-right="14.99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.00.0000</text:date>, <text:time style:data-style-name="N2" text:time-value="10:45:33.888841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28:34.503750754</meta:creation-date>
    <meta:generator>LibreOffice/5.3.7.2.0$Linux_X86_64 LibreOffice_project/30$Build-2</meta:generator>
    <dc:date>2017-12-16T13:47:48.152384466</dc:date>
    <meta:editing-duration>PT2H21M24S</meta:editing-duration>
    <meta:editing-cycles>26</meta:editing-cycles>
    <meta:document-statistic meta:table-count="6" meta:cell-count="102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label-position="near-origin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79cm" svg:height="9.923cm" xlink:href=".." xlink:type="simple" chart:class="chart:bar" chart:style-name="ch1">
        <chart:legend chart:legend-position="bottom" svg:x="6.075cm" svg:y="9.219cm" style:legend-expansion="wide" chart:style-name="ch2"/>
        <chart:plot-area chart:style-name="ch3" table:cell-range-address="pivot_sprints.A2:pivot_sprints.C16" chart:data-source-has-labels="both" svg:x="0.601cm" svg:y="0.035cm" svg:width="13.485cm" svg:height="8.77cm">
          <chartooo:coordinate-region svg:x="1.222cm" svg:y="0.195cm" svg:width="12.864cm" svg:height="7.162cm"/>
          <chart:axis chart:dimension="x" chart:name="primary-x" chart:style-name="ch4" chartooo:axis-type="auto">
            <chartooo:date-scale/>
            <chart:categories table:cell-range-address="pivot_sprints.A2:pivot_sprints.A16"/>
          </chart:axis>
          <chart:axis chart:dimension="y" chart:name="primary-y" chart:style-name="ch5">
            <chart:title svg:x="0cm" svg:y="5.324cm" chart:style-name="ch6">
              <text:p>hours spent</text:p>
            </chart:title>
            <chart:grid chart:style-name="ch7" chart:class="major"/>
          </chart:axis>
          <chart:series chart:style-name="ch8" chart:values-cell-range-address="pivot_sprints.B2:pivot_sprints.B16" loext:label-string="spent" chart:class="chart:bar">
            <chart:data-point chart:repeated="13"/>
            <chart:data-point chart:style-name="ch9"/>
            <chart:data-point/>
          </chart:series>
          <chart:series chart:style-name="ch10" chart:values-cell-range-address="pivot_sprints.C2:pivot_sprints.C16" loext:label-string="planned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nt</text:p>
              </table:table-cell>
              <table:table-cell office:value-type="string">
                <text:p>planned</text:p>
              </table:table-cell>
            </table:table-row>
          </table:table-header-rows>
          <table:table-rows>
            <table:table-row>
              <table:table-cell office:value-type="string">
                <text:p>Sprint  0</text:p>
                <draw:g>
                  <svg:desc>pivot_sprints.A2:pivot_sprints.A16</svg:desc>
                </draw:g>
              </table:table-cell>
              <table:table-cell office:value-type="float" office:value="4.5">
                <text:p>4.5</text:p>
                <draw:g>
                  <svg:desc>pivot_sprints.B2:pivot_sprints.B16</svg:desc>
                </draw:g>
              </table:table-cell>
              <table:table-cell office:value-type="float" office:value="NaN">
                <text:p>NaN</text:p>
                <draw:g>
                  <svg:desc>pivot_sprints.C2:pivot_sprints.C16</svg:desc>
                </draw:g>
              </table:table-cell>
            </table:table-row>
            <table:table-row>
              <table:table-cell office:value-type="string">
                <text:p>Sprint  1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34.5">
                <text:p>34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29.25">
                <text:p>29.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48.25">
                <text:p>48.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55.75">
                <text:p>55.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20.75">
                <text:p>20.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43.25">
                <text:p>43.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40.75">
                <text:p>40.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33.25">
                <text:p>33.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29.25">
                <text:p>29.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51.5">
                <text:p>51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(empty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insid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4a000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chart-properties chart:solid-type="cuboid"/>
      <style:graphic-properties draw:fill-color="#ad7fa8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08cm" svg:height="8.217cm" xlink:href=".." xlink:type="simple" chart:class="chart:ring" chart:style-name="ch1">
        <chart:legend chart:legend-position="end" svg:x="9.54cm" svg:y="2.801cm" style:legend-expansion="high" chart:style-name="ch2"/>
        <chart:plot-area chart:style-name="ch3" table:cell-range-address="pivot_components.A2:pivot_components.B7" chart:data-source-has-labels="column" svg:x="0.292cm" svg:y="0.164cm" svg:width="8.956cm" svg:height="7.889cm">
          <chartooo:coordinate-region svg:x="0.827cm" svg:y="0.166cm" svg:width="7.887cm" svg:height="7.887cm"/>
          <chart:axis chart:dimension="x" chart:name="primary-x" chart:style-name="ch4" chartooo:axis-type="auto">
            <chartooo:date-scale/>
            <chart:categories table:cell-range-address="pivot_components.A2:pivot_components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_components.B2:pivot_components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cept Paper</text:p>
                <draw:g>
                  <svg:desc>pivot_components.A2:pivot_components.A7</svg:desc>
                </draw:g>
              </table:table-cell>
              <table:table-cell office:value-type="float" office:value="96.5">
                <text:p>96.5</text:p>
                <draw:g>
                  <svg:desc>pivot_components.B2:pivot_components.B7</svg:desc>
                </draw:g>
              </table:table-cell>
            </table:table-row>
            <table:table-row>
              <table:table-cell office:value-type="string">
                <text:p>Final Submission Document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127.25">
                <text:p>127.25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Prototype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(empty)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caf3e"/>
    </style:style>
    <style:style style:name="ch9" style:family="chart">
      <style:chart-properties chart:solid-type="cuboid"/>
      <style:graphic-properties draw:fill-color="#4e9a0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61cm" svg:height="8.303cm" xlink:href=".." xlink:type="simple" chart:class="chart:circle" chart:style-name="ch1">
        <chart:legend chart:legend-position="end" svg:x="10.646cm" svg:y="3.682cm" style:legend-expansion="high" chart:style-name="ch2"/>
        <chart:plot-area chart:style-name="ch3" table:cell-range-address="pivot_users.A2:pivot_users.B3" chart:data-source-has-labels="column" svg:x="0.295cm" svg:y="0.166cm" svg:width="10.056cm" svg:height="7.971cm">
          <chartooo:coordinate-region svg:x="1.338cm" svg:y="0.167cm" svg:width="7.97cm" svg:height="7.97cm"/>
          <chart:axis chart:dimension="x" chart:name="primary-x" chart:style-name="ch4" chartooo:axis-type="auto">
            <chartooo:date-scale/>
            <chart:categories table:cell-range-address="pivot_users.A2:pivot_users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_users.B2:pivot_users.B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bian Hauser</text:p>
                <draw:g>
                  <svg:desc>pivot_users.A2:pivot_users.A3</svg:desc>
                </draw:g>
              </table:table-cell>
              <table:table-cell office:value-type="float" office:value="227">
                <text:p>227</text:p>
                <draw:g>
                  <svg:desc>pivot_users.B2:pivot_users.B3</svg:desc>
                </draw:g>
              </table:table-cell>
            </table:table-row>
            <table:table-row>
              <table:table-cell office:value-type="string">
                <text:p>Raphael Zimmermann</text:p>
              </table:table-cell>
              <table:table-cell office:value-type="float" office:value="243.5">
                <text:p>243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